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6792in" table:align="left"/>
    </style:style>
    <style:style style:name="Table1.A" style:family="table-column">
      <style:table-column-properties style:column-width="3.6792in"/>
    </style:style>
    <style:style style:name="Table1.A1" style:family="table-cell">
      <style:table-cell-properties fo:padding="0.0194in" fo:border="none"/>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weight="normal" style:font-size-asian="11pt" style:font-weight-asian="normal" style:font-size-complex="11pt" style:font-weight-complex="normal"/>
    </style:style>
    <style:style style:name="P4"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5"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Table_20_Contents">
      <style:text-properties fo:font-size="11pt" style:font-size-asian="11pt" style:font-size-complex="11pt"/>
    </style:style>
    <style:style style:name="P8" style:family="paragraph" style:parent-style-name="Table_20_Contents">
      <style:text-properties fo:font-size="11pt" fo:font-weight="bold" style:font-size-asian="11pt" style:font-weight-asian="bold" style:font-size-complex="11pt" style:font-weight-complex="bold"/>
    </style:style>
    <style:style style:name="P9" style:family="paragraph" style:parent-style-name="Table_20_Contents">
      <style:text-properties fo:font-size="11pt" fo:font-weight="normal" style:font-size-asian="11pt" style:font-weight-asian="normal" style:font-size-complex="11pt" style:font-weight-complex="normal"/>
    </style:style>
    <style:style style:name="P10" style:family="paragraph" style:parent-style-name="Footnote">
      <style:paragraph-properties fo:text-align="justify" style:justify-single-word="false"/>
    </style:style>
    <style:style style:name="P11" style:family="paragraph" style:parent-style-name="Standard">
      <style:paragraph-properties fo:break-before="page"/>
      <style:text-properties fo:font-size="11pt" fo:font-weight="bold" style:font-size-asian="11pt" style:font-weight-asian="bold" style:font-size-complex="11pt" style:font-weight-complex="bold"/>
    </style:style>
    <style:style style:name="P12" style:family="paragraph" style:parent-style-name="Standard">
      <style:paragraph-properties fo:break-before="page"/>
      <style:text-properties fo:font-size="11pt" fo:font-weight="bold" style:font-size-asian="11pt" style:font-weight-asian="bold" style:font-size-complex="11pt" style:font-weight-complex="bold"/>
    </style:style>
    <style:style style:name="P13" style:family="paragraph" style:parent-style-name="Standard">
      <style:text-properties fo:font-size="11pt" fo:font-weight="bold" style:font-size-asian="11pt" style:font-weight-asian="bold" style:font-size-complex="11pt" style:font-weight-complex="bold"/>
    </style:style>
    <style:style style:name="P14" style:family="paragraph" style:parent-style-name="Standard" style:list-style-name="L2">
      <style:text-properties fo:font-size="11pt" fo:font-weight="bold" style:font-size-asian="11pt" style:font-weight-asian="bold" style:font-size-complex="11pt" style:font-weight-complex="bold"/>
    </style:style>
    <style:style style:name="P15" style:family="paragraph" style:parent-style-name="Standard" style:list-style-name="L1">
      <style:text-properties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list-style-name="L2">
      <style:text-properties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list-style-name="L1">
      <style:text-properties fo:font-size="11pt" fo:font-weight="normal" style:font-size-asian="11pt" style:font-weight-asian="normal" style:font-size-complex="11pt" style:font-weight-complex="normal"/>
    </style:style>
    <style:style style:name="P18" style:family="paragraph" style:parent-style-name="Standard" style:list-style-name="L2">
      <style:text-properties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Standard" style:list-style-name="L3">
      <style:text-properties fo:font-size="11pt" style:font-size-asian="11pt" style:font-size-complex="11pt"/>
    </style:style>
    <style:style style:name="P20" style:family="paragraph" style:parent-style-name="Standard" style:list-style-name="L4">
      <style:text-properties fo:font-size="11pt" style:font-size-asian="11pt" style:font-size-complex="11pt"/>
    </style:style>
    <style:style style:name="P21" style:family="paragraph" style:parent-style-name="Standard" style:list-style-name="L5">
      <style:text-properties fo:font-size="11pt" style:font-size-asian="11pt" style:font-size-complex="11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paragraph-properties fo:text-align="center" style:justify-single-word="false"/>
    </style:style>
    <style:style style:name="P25" style:family="paragraph" style:parent-style-name="Text_20_body" style:list-style-name="L9">
      <style:paragraph-properties fo:margin-top="0in" fo:margin-bottom="0in"/>
    </style:style>
    <style:style style:name="P26" style:family="paragraph" style:parent-style-name="Text_20_body" style:list-style-name="L10">
      <style:paragraph-properties fo:margin-top="0in" fo:margin-bottom="0in"/>
    </style:style>
    <style:style style:name="P27" style:family="paragraph" style:parent-style-name="Table_20_Contents" style:list-style-name="L6"/>
    <style:style style:name="P28" style:family="paragraph" style:parent-style-name="Table_20_Contents" style:list-style-name="L6">
      <style:text-properties fo:font-size="11pt" style:font-size-asian="11pt" style:font-size-complex="11pt"/>
    </style:style>
    <style:style style:name="P29" style:family="paragraph" style:parent-style-name="Table_20_Contents" style:list-style-name="L7">
      <style:text-properties fo:font-size="11pt" style:font-size-asian="11pt" style:font-size-complex="11pt"/>
    </style:style>
    <style:style style:name="P30" style:family="paragraph" style:parent-style-name="Table_20_Contents" style:list-style-name="L8">
      <style:text-properties fo:font-size="11pt" fo:font-weight="normal" style:font-size-asian="11pt" style:font-weight-asian="normal" style:font-size-complex="11pt" style:font-weight-complex="normal"/>
    </style:style>
    <style:style style:name="P31" style:family="paragraph" style:parent-style-name="Table_20_Contents">
      <style:text-properties fo:font-size="11pt" fo:font-weight="bold" style:font-size-asian="11pt" style:font-weight-asian="bold" style:font-size-complex="11pt" style:font-weight-complex="bold"/>
    </style:style>
    <style:style style:name="P32" style:family="paragraph" style:parent-style-name="Table_20_Contents" style:list-style-name="L7"/>
    <style:style style:name="P33" style:family="paragraph" style:parent-style-name="Table_20_Contents" style:list-style-name="L8"/>
    <style:style style:name="P34" style:family="paragraph" style:parent-style-name="Table_20_Contents">
      <style:paragraph-properties fo:text-align="start" style:justify-single-word="false"/>
    </style:style>
    <style:style style:name="P35" style:family="paragraph" style:parent-style-name="Table_20_Contents">
      <style:paragraph-properties fo:break-before="page"/>
      <style:text-properties fo:font-size="11pt" fo:font-weight="bold" style:font-size-asian="11pt" style:font-weight-asian="bold" style:font-size-complex="11pt" style:font-weight-complex="bold"/>
    </style:style>
    <style:style style:name="T1" style:family="text">
      <style:text-properties fo:font-size="11pt"/>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fo:font-style="normal" style:font-size-asian="11pt" style:font-style-asian="normal" style:font-size-complex="11pt" style:font-style-complex="normal"/>
    </style:style>
    <style:style style:name="T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font-size="11pt" fo:font-style="normal" fo:font-weight="bold" style:font-size-asian="11pt" style:font-style-asian="normal" style:font-weight-asian="normal" style:font-size-complex="11pt" style:font-style-complex="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Times New Roman" fo:font-style="normal" fo:font-weight="bold" style:font-name-asian="Symbol" style:font-style-asian="normal" style:font-weight-asian="bold" style:font-name-complex="Symbol" style:font-style-complex="normal" style:font-weight-complex="bold"/>
    </style:style>
    <style:style style:name="T11" style:family="text">
      <style:text-properties fo:font-weight="normal" style:font-weight-asian="normal" style:font-weight-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normal" style:font-style-complex="normal" style:font-weight-complex="normal"/>
    </style:style>
    <style:style style:name="T20" style:family="text">
      <style:text-properties style:text-position="33% 80%"/>
    </style:style>
    <style:style style:name="T21" style:family="text">
      <style:text-properties style:font-size-asian="11pt"/>
    </style:style>
    <style:style style:name="T22" style:family="text">
      <style:text-properties style:font-size-complex="11pt"/>
    </style:style>
    <style:style style:name="T23" style:family="text">
      <style:text-properties fo:font-size="7pt" fo:font-weight="normal"/>
    </style:style>
    <style:style style:name="T24" style:family="text">
      <style:text-properties fo:font-size="14pt" fo:font-style="normal" fo:font-weight="normal" style:font-size-asian="14pt" style:font-style-asian="normal" style:font-weight-asian="bold" style:font-size-complex="14pt" style:font-style-complex="normal" style:font-weight-complex="bold"/>
    </style:style>
    <style:style style:name="T25" style:family="text">
      <style:text-properties fo:color="#ff0000" fo:font-weight="bold"/>
    </style:style>
    <style:style style:name="T26" style:family="text">
      <style:text-properties fo:color="#339933" fo:font-weight="bold"/>
    </style:style>
    <style:style style:name="fr1" style:family="graphic" style:parent-style-name="Frame">
      <style:graphic-properties fo:margin-left="0.1126in" fo:margin-right="0.1126in" fo:margin-top="0.1126in" fo:margin-bottom="0.1126in" style:wrap="left" style:number-wrapped-paragraphs="no-limit" style:vertical-pos="top" style:vertical-rel="paragraph-content" style:horizontal-pos="right" style:horizontal-rel="paragraph" fo:padding="0in" fo:border="none"/>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TRAITS DE TEXTES DE REFERENCE SUR LE SUJET] CITER LA SOURCE: http://interstices.info/crypto-chiffre-lettres</text:p>
      <text:p text:style-name="P2"/>
      <text:p text:style-name="P2">Écriture secrète, la cryptographie a longtemps été une affaire de diplomates et de militaires, soucieux de protéger leurs messages. Son essor moderne est dû aujourd’hui aux mathématiciens et aux informaticiens de talent.</text:p>
      <text:p text:style-name="P2"/>
      <text:p text:style-name="Text_20_body"><draw:frame draw:style-name="fr1" draw:name="Frame1" text:anchor-type="paragraph" svg:width="3.6791in" draw:z-index="41"><draw:text-box fo:min-height="0in"><table:table table:name="Table1" table:style-name="Table1"><table:table-column table:style-name="Table1.A"/><table:table-row><table:table-cell table:style-name="Table1.A1" office:value-type="string"><text:p text:style-name="P34"><draw:a xlink:type="simple" xlink:href="javascript:ouvreEncart(1,%20700,%20600%20);"><draw:frame draw:style-name="fr2" draw:name="graphics1" text:anchor-type="as-char" svg:width="3.5957in" svg:height="2.8425in" draw:z-index="42"><draw:image xlink:href="http://interstices.info/upload/chiffre-lettres/crypto1.jpg" xlink:type="simple" xlink:show="embed" xlink:actuate="onLoad"/></draw:frame></draw:a></text:p></table:table-cell></table:table-row><table:table-row><table:table-cell table:style-name="Table1.A1" office:value-type="string"><text:p text:style-name="P34">La carte bancaire fait partie des utilisations de codes secrets au quotidien. © I. Maugis<text:line-break/>Les communications militaires font appel aux <text:a xlink:type="simple" xlink:href="javascript:ouvreEncart(1,%20700,%20600);">codes secrets </text:a><draw:a xlink:type="simple" xlink:href="javascript:ouvreEncart(1,%20700,%20600);"><draw:frame draw:style-name="fr3" draw:name="graphics2" text:anchor-type="as-char" svg:width="0.1689in" svg:height="0.1457in" draw:z-index="43"><draw:image xlink:href="http://interstices.info/images/custom/puces/pucelienplus.gif" xlink:type="simple" xlink:show="embed" xlink:actuate="onLoad"/><svg:title>definition</svg:title></draw:frame></draw:a> pour protéger les contenus des messages. Au quotidien, une carte bancaire ou de sécurité sociale Vitale utilise aussi ces codes de protection.<text:line-break/> </text:p></table:table-cell></table:table-row><table:table-row><table:table-cell table:style-name="Table1.A1" office:value-type="string"><text:p text:style-name="P34"><draw:a xlink:type="simple" xlink:href="javascript:ouvreEncart(2,%20700,%20600%20);"><draw:frame draw:style-name="fr2" draw:name="graphics3" text:anchor-type="as-char" svg:width="3.5957in" svg:height="3.6181in" draw:z-index="44"><draw:image xlink:href="http://interstices.info/upload/chiffre-lettres/crypto2.jpg" xlink:type="simple" xlink:show="embed" xlink:actuate="onLoad"/></draw:frame></draw:a></text:p></table:table-cell></table:table-row><table:table-row><table:table-cell table:style-name="Table1.A1" office:value-type="string"><text:p text:style-name="P34">Détail de la machine <text:span text:style-name="T12">Enigma</text:span> © B. Lord, 2008<text:line-break/>Voici un <text:a xlink:type="simple" xlink:href="javascript:ouvreEncart(2,%20700,%20600);">détail de la machine </text:a><text:a xlink:type="simple" xlink:href="javascript:ouvreEncart(2,%20700,%20600);"><text:span text:style-name="T12">Enigma</text:span></text:a><draw:a xlink:type="simple" xlink:href="javascript:ouvreEncart(2,%20700,%20600);"><draw:frame draw:style-name="fr3" draw:name="graphics4" text:anchor-type="as-char" svg:width="0.1689in" svg:height="0.1457in" draw:z-index="45"><draw:image xlink:href="http://interstices.info/images/custom/puces/pucelienplus.gif" xlink:type="simple" xlink:show="embed" xlink:actuate="onLoad"/><svg:title>definition</svg:title></draw:frame></draw:a> utilisée par l’armée allemande pendant la seconde guerre mondiale, pour crypter ses messages. On distingue nettement les rotors qui servent à chiffrer et déchiffrer les messages secrets.</text:p></table:table-cell></table:table-row></table:table></draw:text-box></draw:frame>La cryptographie (« écriture secrète ») est la science des codes secrets, littéralement des codes « destinés à mettre à l’écart » ceux qui ne connaissent pas telle ou telle information. On se sert tous les jours de la cryptographie : carte bancaire, chaînes de télévision à péage, déclaration de revenus sur Internet, signature électronique, etc. La sécurité peut être en effet considérée comme la distribution de la confiance. La cryptographie permet aux gens de s’assurer que cette confiance ne sera pas compromise lors des communications.</text:p>
      <text:p text:style-name="Text_20_body">L’histoire des codes secrets a été souvent façonnée par les militaires et les diplomates, depuis Jules César jusqu’au Téléphone rouge qui reliait le Kremlin et la Maison Blanche, en passant par le cassage (avec l’aide des Polonais) des codes de la machine <text:span text:style-name="T12">Enigma</text:span> de la marine allemande par les plus brillants mathématiciens britanniques, dont Alan Turing. Ce cassage, de l’aveu du Premier ministre de l’époque Winston Churchill, a accéléré l’issue de la guerre de plusieurs mois, épargnant la vie de milliers de personnes.</text:p>
      <text:p text:style-name="Text_20_body">Ce que croyait Jules César, qui était un peu prétentieux, comme le sont parfois les gens dans sa situation. Pour envoyer ses messages secrets à ses soldats sur le champ de bataille, il choisissait la même clef secrète pour toutes les lettres. Sur l’alphabet circulaire de 26 cases, il fallait toujours avancer de 3 cases. César ne trompant guère que les analphabètes et les esprits médiocres, sa technique a malgré tout été utilisée pendant des siècles. Il a pourtant commis deux erreurs : croire que les gens ne verraient jamais aucun motif particulier se répéter dans les messages chiffrés et croire qu’il pouvait se permettre de choisir son initiale, le C (3), comme secret qui cèlerait à tout jamais l’accès à la pensée secrète de César. Ce secret volé a dû apparaître aux premiers casseurs du Chiffre de César comme le signe intangible qu’ils avaient réussi.</text:p>
      <text:p text:style-name="Text_20_body">C’est dire l’importance extrême de la « qualité de fabrication » du pseudo-hasard que l’on produit en machine. Il faut que notre secret ne dépende pas de nous : le nom de votre chat ou votre date d’anniversaire sont de mauvais choix pour constituer un bon secret. Un embrouillamini inextricable de lettres minuscules, majuscules, de nombres et de signes de ponctuation fait au contraire un excellent mot de passe.</text:p>
      <text:p text:style-name="Text_20_body">Le problème mathématique du Chiffre de César vient du fait que toutes les lettres vont subir le même décalage par 3 sur le cercle alphabétique. Chaque lettre ne pouvant se transformer qu’en une seule autre lettre, ce code secret est appelé mono-alphabétique. Par exemple, tous les E vont devenir des H une fois chiffrés. Or, on peut se dire que le E est une lettre qui revient très souvent en latin, et qu’il y a donc de fortes chances pour que la lettre qui revient le plus souvent dans le message chiffré soit un E en clair. On peut ainsi retrouver les correspondances lettres cryptée/en clair avec leurs fréquences d’apparition respectives. Il se produit « une fuite d’information » (notion que l’Américain Claude Elwood Shannon a formalisée le premier en 1948). Il y a un trou dans l’algorithme qui laisse fuiter la clef secrète. On détecte un trou de sécurité en essayant de repérer des motifs, souvent subtils, qui se répètent. Si on est un pirate, on va tenter par contre de s’y engouffrer et de voler le secret.</text:p>
      <text:p text:style-name="Text_20_body">Au XVI<text:span text:style-name="T20">e</text:span> siècle, le diplomate Blaise de Vigenère a joué les plombiers sur l’algorithme du Chiffre de César. Son algorithme continue pourtant de fuir : il n’a fait que rajouter une rustine, mais une rustine de génie. Vigenère s’est avisé que le problème de l’algorithme de César venait du fait qu’il ne changeait jamais sa clef secrète, parce que le décalage sur le cercle était toujours le même. Alors il s’est dit qu’il fallait aussi « faire tourner la clef », mais sur son cercle à elle : Vigenère choisit un mot (pouvant être inventé) de plusieurs lettres comme clef secrète (César n’utilisait une clef que de longueur 1 lettre, et toujours égale à la lettre C : 3). Ainsi, la clef secrète pour une lettre en clair change à chaque fois, et périodiquement. Une fois qu’on a utilisé la dernière lettre de la clef secrète, on revient à la première pour chiffrer la prochaine lettre en clair, et ainsi de suite. Comme chaque lettre en clair peut potentiellement devenir plusieurs lettres différentes une fois chiffrée, on parle de « code poly-alphabétique ».</text:p>
      <text:p text:style-name="Text_20_body">Ici, le problème est qu’il y a un motif qui se répète encore dans le message chiffré, parce que chaque lettre de la clef secrète revient périodiquement. Les répétitions dans le message chiffré apparaissent quand il est en phase avec la clef : quand une même suite de lettres du message en clair est chiffrée plusieurs fois avec la même suite de lettres de la clef secrète. En estimant la longueur des suites de lettres qui se répètent une fois chiffrées, on obtient la longueur de la clef. Le même décalage pour chiffrer revenant périodiquement, on peut se dire que le Chiffre de Vigenère n’est finalement qu’un Chiffre de César qui utiliserait périodiquement la même clef. On doit donc simplement pratiquer autant de cassages élémentaires du Chiffre de César qu’il y a de lettres dans la clef secrète. Indépendamment, le mathématicien britannique Charles Babbage eut cette idée en 1854, qu’il ne divulgua pas, jusqu’à ce que Friedrich Kasiski la retrouve par lui-même et la publie en 1863.</text:p>
      <text:p text:style-name="Text_20_body">Plus généralement, le trou du Chiffre de Vigenère peut se boucher de deux manières :<text:line-break/>– soit en utilisant une clef secrète de la même longueur que le texte à chiffrer ;<text:line-break/>– soit en « pré-brouillant » les lettres qui restent à crypter à l’aide de lettres déjà cryptées. La première solution est appelée « Chiffre de Vernam » (1917). Mais il est très compliqué de gérer de longues clefs secrètes, aussi ce code secret a-t-il surtout servi pour le Téléphone rouge. Par contre, c’est le seul dont on peut prouver qu’il est étanche : il ne laisse pas fuiter une seule goutte de la clef.</text:p>
      <text:p text:style-name="Text_20_body">La seconde piste fait l’objet de toute l’attention des chercheurs et le nouveau standard mondial depuis 2001, l’<text:a xlink:type="simple" xlink:href="http://interstices.info/display.jsp?id=c_44762" office:target-frame-name="_blank" xlink:show="new">AES </text:a><draw:a xlink:type="simple" xlink:href="http://interstices.info/display.jsp?id=c_44762" office:target-frame-name="_blank" xlink:show="new"><draw:frame draw:style-name="fr3" draw:name="graphics5" text:anchor-type="as-char" svg:width="0.1689in" svg:height="0.1457in" draw:z-index="46"><draw:image xlink:href="http://interstices.info/images/custom/puces/puceliendefinition.gif" xlink:type="simple" xlink:show="embed" xlink:actuate="onLoad"/><svg:title>definition</svg:title></draw:frame></draw:a> (inventé par les Belges Joan Daemen et Vincent Rijmen), fait encore partie de cette famille de solutions. La taille des clefs utilisées de nos jours dans l’AES est de 256 bits (les lettres de l’ordinateur valant 0 ou 1). C’est de plus un algorithme qualifié de très sûr car on ne connaît pas d’attaques performantes pour le neutraliser. Le précédent standard, le <text:a xlink:type="simple" xlink:href="http://interstices.info/display.jsp?id=c_44764" office:target-frame-name="_blank" xlink:show="new">DES </text:a><draw:a xlink:type="simple" xlink:href="http://interstices.info/display.jsp?id=c_44764" office:target-frame-name="_blank" xlink:show="new"><draw:frame draw:style-name="fr3" draw:name="graphics6" text:anchor-type="as-char" svg:width="0.1689in" svg:height="0.1457in" draw:z-index="47"><draw:image xlink:href="http://interstices.info/images/custom/puces/puceliendefinition.gif" xlink:type="simple" xlink:show="embed" xlink:actuate="onLoad"/><svg:title>definition</svg:title></draw:frame></draw:a>, mettrait aujourd’hui une petite semaine à être cassé avec des moyens de calcul informatiques raisonnables : il devenait poreux car sa clef n’était longue que de 56 bits.</text:p>
      <text:p text:style-name="P2"><text:s/>Références:</text:p>
      <text:p text:style-name="P2"><text:tab/>http://interstices.info/crypto-chiffre-lettres</text:p>
      <text:p text:style-name="P2"><text:s text:c="13"/>http://interstices.info/rsa quelques liens entre maths et codage.</text:p>
      <text:p text:style-name="P2"><text:s text:c="13"/>http://interstices.info/protocole-cryptographique une facette applicative pour introduire les concepts</text:p>
      <text:p text:style-name="P2"><text:s text:c="13"/>http://interstices.info/enigma un point d entree historique sur le sujet</text:p>
      <text:p text:style-name="P2"><text:s text:c="13"/>http://interstices.info/expose-crypto <text:s text:c="2"/>un très bel exposé facilement accessible sur le sujet</text:p>
      <text:p text:style-name="P2"><text:s text:c="13"/>http://interstices.info/secrets-partages sur les liens crypto image que vous citiez</text:p>
      <text:p text:style-name="P11">[UN EXEMPLE D ACTIVITE PROPOSEE PAR UN CHERCHEUR INRIA]</text:p>
      <text:p text:style-name="P2"/>
      <text:p text:style-name="P2">ACTIVITE N°? : à propos du code secret des cartes de crédit (cryptage de code)<text:tab/><text:tab/><text:tab/><text:tab/><text:tab/>SECONDE</text:p>
      <text:p text:style-name="P1"/>
      <text:p text:style-name="P3">Voilà une carte bleue, elle a un code à 4 chiffres, ce code confidentiel est envoyé par la banque par courrier confidentiel, et il ne faut surtout pas le noter ailleurs que . . dans le tréfond du cerveau de l'utilisateur. Lorsque la carte bleue est utilisée, seuls 3 essais sont possibles, ensuite la carte est . . désactivée ou confisquée. Voyons quel est son niveau de sécurité.</text:p>
      <text:p text:style-name="P3"/>
      <text:p text:style-name="P2">-1- <text:span text:style-name="T13">Taper le code au hasard !</text:span></text:p>
      <text:list xml:id="list796717237" text:style-name="L1">
        <text:list-item>
          <text:list>
            <text:list-item>
              <text:p text:style-name="P15">1.1 Avec ce code à 4 chiffres, combien y a t'il de combinaisons possibles ? Appelons N ce nombre.</text:p>
              <text:list>
                <text:list-item>
                  <text:p text:style-name="P15">Il y a donc Ok1 = 1/N chances (1 chance sur N) de taper au hasard le bon code et </text:p>
                </text:list-item>
                <text:list-item>
                  <text:p text:style-name="P15">Il y a Ko1 = (N-1)/N (N-1 chances sur N) de taper au hasard le mauvais code, c'est à dire Ko1 = 1 – Ok1 = 1 – 1 / N chances</text:p>
                  <text:p text:style-name="P15">* Vérifier que le calcul entre Ok1 et Ko1 correspond et calculer numériquement ces nombres.</text:p>
                </text:list-item>
              </text:list>
            </text:list-item>
            <text:list-item>
              <text:p text:style-name="P15">1.2 Combien de chances de taper le bon code au bout de 2 essais ?</text:p>
              <text:list>
                <text:list-item>
                  <text:p text:style-name="P17"><text:span text:style-name="T16">Calculons d'abord le nombre de chances de taper le </text:span><text:span text:style-name="T13">mauvais</text:span><text:span text:style-name="T16"> code: c'est <text:line-break/> Ko2 = le nombre de chances de taper le mauvais code au 1er essai x le nombre de chances de taper le mauvais code au 2eme essai </text:span></text:p>
                  <text:p text:style-name="P15">* Calculer numériquement ce nombre</text:p>
                </text:list-item>
                <text:list-item>
                  <text:p text:style-name="P15">Le nombre de chances de taper le bon code est alors Ok2 = 1 – Ko2<text:line-break/>* Calculer numériquement ce nombre</text:p>
                </text:list-item>
                <text:list-item>
                  <text:p text:style-name="P15">* Calculer en utilisant la même méthode, combien il y a de chances de taper le bon code au bout de 3 essais.</text:p>
                  <text:p text:style-name="P15">* Permettre d'essayer le code 3 fois augmente t'il de beaucoup les chances de taper le bon code au hasard ?</text:p>
                </text:list-item>
              </text:list>
            </text:list-item>
            <text:list-item>
              <text:p text:style-name="P15">1.3 <text:s/>Mais . . si il était possible d'essayer son code plus de 3 fois, sans limite, que se passerait-il alors ?</text:p>
              <text:list>
                <text:list-header>
                  <text:p text:style-name="P15">* Décrire précisément une méthode pour ``craquer´´ le code si il n'y avait pas de limite au nombre d'essais</text:p>
                  <text:p text:style-name="P15">* Quel est le nombre maximum d'essais à effectuer pour ``craquer´´ le code ?</text:p>
                  <text:p text:style-name="P15">* A votre avis: quel est le nombre d'essais à effectuer en moyenne pour craquer le code ? </text:p>
                  <text:p text:style-name="P15">* A votre avis: quel est le plus efficace pour craquer le code: essayer au hasard ou . . essayer un par un ?</text:p>
                </text:list-header>
              </text:list>
            </text:list-item>
          </text:list>
        </text:list-item>
      </text:list>
      <text:p text:style-name="P4">Remarques: on suppose ici que les ``probas´´ ne sont pas formellement au programme, mais que les notions intuitives courantes dans ce domaine sont acquises, il faut en particulier bien expliquer que Proba(oui) = 1 - Proba(non); on ne mentionne volontairement pas la subtilité entre tirage avec et sans remise, mais celà pourrait être une piste pour les plus avancés, montrer d'ailleurs que la différence est numériquement négligeable; on peut même oser faire calculer Proba[craquer après K essais] = P(OkK) = 1 – ((N-1)/N))^K avec remise et = 1 – (N-1)/N .. (N-K)/(N-K+1) <text:s/>sans remise, voir tracer les courbes et voir que l'intuition proposée au 1.3 est fausse mais inexacte; <text:s/>le point clé est 1.3: bien comprendre que ce qui ``protège´´ le code c'est de ne pouvoir le faire que 3 fois, bien saisir que le craquage se fait par énumération;</text:p>
      <text:p text:style-name="P4"/>
      <text:p text:style-name="P5">-2- Démonter la carte de crédit !</text:p>
      <text:p text:style-name="P2"><text:span text:style-name="T17"><text:tab/>Pour vérifier que le code tapé est le bon . . il faut forcément stocker ce code sur la carte de crédit, sinon comment vérifier que le code essayé est le bon ? Mais alors . . il suffirait de ``démonter´´ la carte de crédit (c'est à dire aller lire sa mémoire) pour découvrir ce code et . . pirater la carte ! Et bien . . imaginons que nous puissions aller lire la mémoire de la carte de crédit . . il y a bien une information qui permet de véfifier si le code est le bon . . mais . . surprise ce n'est </text:span><text:span text:style-name="T13">pas</text:span><text:span text:style-name="T17"> le code !! C'est une bonne surprise pour les banquiers</text:span><text:span text:style-name="T17"><text:note text:id="ftn1" text:note-class="footnote"><text:note-citation>1</text:note-citation><text:note-body><text:p text:style-name="P10">Si une carte de crédit est piratée, ce n'est pas le client qui doit payer la somme volée, il est assuré contre ce type de vol (et paye d'ailleurs cette assurance avec les autres frais liés à cette carte de crédit). C'est donc une companie d'assurance qui garantit le paiement. Ceux qui tentent de pirater une carte de crédit n'ont alors pas à faire face à des clients isolés . . mais aux puissances companies d'assurance des banquiers qui ont les tous les moyens de pister, découvrir et poursuivre en justice ceux qui croient pouvoir devenir des pirates numériques. De fait il y a bien moins de ``vols électroniques´´ que . . de bracage de banques et c'est à la fois l'informatique et . . une bonne organisation économique qui assure cette sécurité.</text:p></text:note-body></text:note></text:span><text:span text:style-name="T17"> et une mauvaise surprise pour qui penser pouvoir pirater. </text:span></text:p>
      <text:p text:style-name="P6"><text:tab/>Essayons de comprendre comment ce code est . . crypté (c'est à dire ``rendu invisible´´) sur la carte de crédit.</text:p>
      <text:p text:style-name="P6"/>
      <text:list xml:id="list1631831264" text:style-name="L2">
        <text:list-item>
          <text:list>
            <text:list-item>
              <text:p text:style-name="P16">2.1. Quelques idées pour crypter et décrypter le code.</text:p>
              <text:list>
                <text:list-header>
                  <text:p text:style-name="P14"><text:span text:style-name="T17">* Proposer au moins </text:span><text:span text:style-name="T13">trois</text:span><text:span text:style-name="T17"> idées pour mémoriser sur la carte de crédit un nombre qui ne soit </text:span><text:span text:style-name="T18">pas</text:span><text:span text:style-name="T17"> le code, </text:span><text:span text:style-name="T13">mais </text:span><text:span text:style-name="T17">que permette de retrouver le code par un petit calcul ou un algorithme:</text:span></text:p>
                  <text:list>
                    <text:list-item>
                      <text:list>
                        <text:list-item>
                          <text:p text:style-name="P16">Par exemple: on pourrait convenir de remplacer tous les 0 par des 1 et tous les 1 par des 0 .</text:p>
                          <text:list>
                            <text:list-item>
                              <text:p text:style-name="P16">mais si le code est ``2345´´ . . ça ne sert à rien ! Alors à vous de trouver mieux.</text:p>
                            </text:list-item>
                          </text:list>
                        </text:list-item>
                      </text:list>
                    </text:list-item>
                    <text:list-item>
                      <text:p text:style-name="P16">Dès que chaque groupe à trois idées, partager toutes les idées au niveau de la classe entière:<text:line-break/>* Est-ce que finalement les gens n'ont pas des idées similaires ? </text:p>
                    </text:list-item>
                  </text:list>
                  <text:p text:style-name="P16">* N'est il pas alors facile de ``tester´´ ces idées jusqu'à trouver la bonne ? </text:p>
                  <text:list>
                    <text:list-item>
                      <text:list>
                        <text:list-item>
                          <text:p text:style-name="P16">Bien sûr avec une seule carte de crédit le ``pirate´´ n'a que 3 essais, </text:p>
                          <text:list>
                            <text:list-item>
                              <text:p text:style-name="P16">mais si il a pu voler beaucoup de cartes de crédit il va pouvoir tester toutes ces idées en ne faisant que 1 ou 2 essais pour chaque carte de crédit et . . dès qu'il trouvé la bonne soluttion il pourra . . toutes les utiliser.</text:p>
                            </text:list-item>
                            <text:list-item>
                              <text:p text:style-name="P16">Et surtout celui qui a fabriqué le mécanisme de cryptage ou le connait . . peut pirater toutes les cartes bleues du monde !</text:p>
                            </text:list-item>
                          </text:list>
                        </text:list-item>
                      </text:list>
                    </text:list-item>
                  </text:list>
                </text:list-header>
              </text:list>
            </text:list-item>
            <text:list-item>
              <text:p text:style-name="P16">2.2 Inventer un cryptage sans décryptage.</text:p>
              <text:list>
                <text:list-item>
                  <text:list>
                    <text:list-item>
                      <text:p text:style-name="P14"><text:span text:style-name="T17">Prenons le nombre à 4 chiffres qui correspond au code et (i) multiplions ce nombre par 10007 et (ii) <text:s/>ajoutons les 8 chriffres 2 à 2 pour redonner un code à 4 chriffres, puis (iii) recommençons l'étape (i) et (ii) 13 fois. On se retrouve avec un autre code à 4 chiffres . . que nous appelons le </text:span><text:span text:style-name="T14">résultat.</text:span></text:p>
                      <text:list>
                        <text:list-item>
                          <text:p text:style-name="P16">Le résultat n'est sûrement pas le code initial !</text:p>
                        </text:list-item>
                        <text:list-item>
                          <text:p text:style-name="P16">Il sera bien difficle de retrouver le code initial à partir de ce résultat car notre calcul des étapes (i) et (ii) ne . . peut pas se faire ``à l'envers´´ !</text:p>
                        </text:list-item>
                      </text:list>
                    </text:list-item>
                    <text:list-item>
                      <text:p text:style-name="P16">On a donc fabriqué un ``encryptage´´ qui ne peut pas être décrypté, donc personne ne peut deviner le code à partir du résultat qui est mémorisé sur la carte:<text:line-break/> <text:s text:c="15"/>Code initial de la carte de crédit --encryptage --&gt; Résultat indécryptable.<text:line-break/>que nous pouvons écrire avec des notations mathématiques<text:line-break/> <text:s text:c="15"/>encryptage(code) = résultat<text:line-break/>c'est à dire que la fonction d'encryptage appliqué au code donne le résultat.</text:p>
                      <text:p text:style-name="P16"><text:line-break/>* Est-ce que pour un code donné son encryptage donne toujours le même résultat ?</text:p>
                      <text:p text:style-name="P16">* Est-ce que le fait de connaître la méthode décrite en (i) (ii) et (iii) me permet de deviner le code à partir du résultat ?<text:line-break/>* Comment utiliser alors cette méthode pour vérifier le code d'une carte de crédit ?</text:p>
                      <text:p text:style-name="P16">* Est-ce que plusieurs codes peuvent donner le même résultat ? Si c'est le cas . . que risque t'il de se passer ?</text:p>
                      <text:list>
                        <text:list-item>
                          <text:list>
                            <text:list-item>
                              <text:p text:style-name="P16">Pour vous aider: regarder ce qui se passe si vous additionnez les chiffres 2 à 2 de 12456789 et 21547698.</text:p>
                            </text:list-item>
                          </text:list>
                        </text:list-item>
                      </text:list>
                    </text:list-item>
                    <text:list-item>
                      <text:p text:style-name="P16">Supposons que nous vivions dans un monde où il soit possible de faire des mutliplications mais PAS de calculer des racines carrées:</text:p>
                      <text:list>
                        <text:list-item>
                          <text:p text:style-name="P16">Par exemple on peut calculer 1234^2 = 1234 * 1234 = 1522756 mais ``impossible´´ de deviner que la racine carrée de 1522756 est 1234.</text:p>
                        </text:list-item>
                      </text:list>
                      <text:p text:style-name="P14"><text:span text:style-name="T17">* Dans ce monde imaginaire expliquer comment encrypter un code pour donner un résultat qui <text:line-break/> <text:s text:c="40"/>permette de </text:span><text:span text:style-name="T14">vérifier </text:span><text:span text:style-name="T17">si le code est exact sans jamais connaître explicitement le code.</text:span></text:p>
                      <text:p text:style-name="P16">* Avec cette méthode, dans ce monde imaginaire, est-ce que pour un code donné son encryptage donne toujours le même résultat ?</text:p>
                      <text:p text:style-name="P16">* Avec cette méthode, dans ce monde imaginaire, est-ce que plusieurs codes peuvent donner le même résultat ? <text:line-break/></text:p>
                    </text:list-item>
                  </text:list>
                </text:list-item>
              </text:list>
            </text:list-item>
          </text:list>
        </text:list-item>
        <text:list-item>
          <text:p text:style-name="P18">3 Application aux mots de passe dans les ordinateurs</text:p>
          <text:list>
            <text:list-item>
              <text:p text:style-name="P16">Lorsqu'il s'agit de taper son mot de passe pour entrer dans un ordinateur, impossible de limiter le nombre d'essai: car si quelqu'un se trompe . . tout est bloqué et ce serait ingérable de retourner au magasin faire ``débloquer´´ l'ordinateur, il faut donc alors se protéger contre un pirate qui essayerait tous les codes possibles . . surtout si ce pirate est un ``robot´´ c'est à dire un programme d'ordinateur qui essaye tous les codes possibles, qui énumère ces codes jusqu'à trouver le bon.<text:line-break/></text:p>
            </text:list-item>
            <text:list-item>
              <text:p text:style-name="P16"><text:soft-page-break/>3.1 Compter les possibilités</text:p>
              <text:p text:style-name="P16">* Supposons que le code soit une suite de 6 chiffres : combien cela fait il de possibilités ?</text:p>
              <text:p text:style-name="P16">* Combien de temps faut il environ à un robot (qui peut essayer de environ 1000 codes en une seconde, à la vitesse usuelle de l'internet pour ce type d'échanges) pour énumérer tous ces codes <text:s/>?</text:p>
              <text:p text:style-name="P16">* Combien de temps faut il environ à un ``cheval de troie´´ robot (un virus logiciel qui est dans votre ordinateur et qui peut donc faire des essais à la vitesse du processeur, c'est à dire 1 million de codes par seconde) pour énumérer tous ces codes <text:s/>?</text:p>
              <text:p text:style-name="P16">* Supposons que le code soit un mot de 6 lettres sans aucun sens, donc une suite de 6 lettres de l'aphabet: <text:line-break/> <text:s text:c="5"/>Combien cela fait il de possibilités ? Combien de temps pour être énumérer par le même robot ?</text:p>
              <text:p text:style-name="P16">* Si au lieu de prendre un mot sans aucun sens, l'utilisateur choisi un mot qui a un sens, c'est à dire un des 10000 noms communs ou nom propre du dictionnaire: <text:line-break/> <text:s text:c="4"/>Combien de temps pour être énumérer par le même robot ? Par un cheval de troie ?</text:p>
              <text:p text:style-name="P16">* Supposons que le code soit une suite de 6 caractères (une des 26 lettres, des 10 chiffres ou des 32 signes de ponctuation du clavier !@#$%^&amp;*()_+..) <text:line-break/> <text:s text:c="4"/>Combien cela fait il de possibilités ? Combien de temps pour être énumérer par le même robot ? Par un cheval de troie ?</text:p>
              <text:p text:style-name="P16">* Supposons finalement que le code soit une suite de 12 caractères au lieu de 6<text:line-break/> Combien cela fait il de possibilités ? Combien de temps pour être énumérer par le même robot ? Par un cheval de troie ?</text:p>
              <text:list>
                <text:list-item>
                  <text:list>
                    <text:list-item>
                      <text:p text:style-name="P16">Résumer les éléments précédents dans un petit tableau.</text:p>
                    </text:list-item>
                  </text:list>
                </text:list-item>
              </text:list>
            </text:list-item>
            <text:list-item>
              <text:p text:style-name="P16">3.2 Donner des conseils aux utilisateurs des ordinateurs pour que leur mot de passe soit protégés<text:line-break/>* Utiliser des résultats précédents pour donner 3 conseils (à rédiger en une ligne chacun) aux <text:s/>utilisateurs des ordinateurs pour que leur mot de passe soit protégés: prendre un mot au hasard ? Utiliser uniquement des chiffres ? Choisir un mot qui ait du sens pour bien s'en souvenir ? </text:p>
            </text:list-item>
            <text:list-item>
              <text:p text:style-name="P16">3.3 Donner des conseils pour faire la différence entre un utilisateur et un robot qui cherche à pirater un ordinateur</text:p>
              <text:list>
                <text:list-item>
                  <text:p text:style-name="P16">Bien évidemment aucun mécanisme de mot de passe au monde ne laisse un robot ou cheval de troie ``craquer´´ ses mots de passe ! Il faut à la fois ne pas gêner un utilisateur même étourdi qui cherche à se connecter et en pas donner de chance à un robot de pirater l'ordinateur.</text:p>
                </text:list-item>
              </text:list>
              <text:p text:style-name="P16">* Proposer au moins 3 conseils (à rédiger en une ligne chacun) aux programmeurs de mécanisme de mot de passe pour que le logiciel fasse automatiquement la différence entre un utilisateur et un robot sans jamais ``bloquer´´ l'utilisateur mais en faisant en sorte que le temps pour qu'un robot pirate l'ordinateur soit de plusieurs siècles: En introduisant des délais ? En obligeant l'utilisateur à entrer des mots de passe suffisament compliqués ?</text:p>
            </text:list-item>
          </text:list>
        </text:list-item>
      </text:list>
      <text:p text:style-name="P5"><text:span text:style-name="T11">Note:</text:span><text:span text:style-name="T17"> </text:span><text:span text:style-name="T11"><text:s/>parmi les solutions ``canoniques´´ au problème précédent, on peut proposer que le mécanisme de mot de passe empêche de proposer plus de 1 mot de passe par seconde, et qu'à chaque essai infructueux le temps d'attente croisse; proposer aussi que le mot de passe soit choisi au hasard par l'ordinateur et non par l'humain, etc...</text:span></text:p>
      <text:p text:style-name="P6"/>
      <text:p text:style-name="P2"><text:s text:c="26"/></text:p>
      <text:p text:style-name="P11">[UN EXEMPLE D ACTIVITE PROPOSEE PAR UN COLLEGUE PROF DE MATH EN LYCEE]</text:p>
      <text:p text:style-name="P2"/>
      <text:p text:style-name="P2">ACTIVITE N°4 : un exemple de chiffrement à clé publique<text:tab/><text:tab/><text:tab/><text:tab/><text:tab/>SECONDE</text:p>
      <text:p text:style-name="P1"/>
      <text:p text:style-name="Standard"><text:span text:style-name="T2">Imaginons qu'Alice souhaite recevoir un message chiffré de Bob </text:span>(parfois <text:span text:style-name="T8">Bernard</text:span> en <text:a xlink:type="simple" xlink:href="http://fr.wikipedia.org/wiki/Français">français</text:a>). <text:span text:style-name="T2">sans lui donner la clé <text:s/>qui lui permettra de déchiffrer le message ( de peur que cette clé ne soit interceptée par une personne malveillante ) ; elle va donc produire deux clés : </text:span></text:p>
      <text:list xml:id="list352483561" text:style-name="L3">
        <text:list-item>
          <text:p text:style-name="P19">Une clé publique <text:s/>( publique signifie qu'elle peut être connue de tous sans danger )</text:p>
        </text:list-item>
        <text:list-item>
          <text:p text:style-name="P19">Une clé secrète ( qu'Alice va conserver précieusement )</text:p>
        </text:list-item>
      </text:list>
      <text:p text:style-name="P1">La transmission du message se fait alors de la manière suivante :</text:p>
      <text:list xml:id="list99630360" text:style-name="L4">
        <text:list-item>
          <text:p text:style-name="P20">Alice transmet à Bob la clé publique.</text:p>
        </text:list-item>
      </text:list>
      <text:list xml:id="list1972765680" text:style-name="L5">
        <text:list-item>
          <text:p text:style-name="P21">Bob chiffre son message à l'aide de la clé publique.</text:p>
        </text:list-item>
        <text:list-item>
          <text:p text:style-name="P21">Il envoie le message chiffré à Alice.</text:p>
        </text:list-item>
        <text:list-item>
          <text:p text:style-name="P21">Alice déchiffre le message de Bob en utilisant sa clé secrète.</text:p>
        </text:list-item>
      </text:list>
      <text:p text:style-name="P7">Un tel système, appelé aussi chiffrement asymétrique, a été imaginé à la fin des années soixante dix ; le plus connu est le système RSA utilisé aujourd'hui dans une multitude d'applications, notamment <text:s/>les transactions sécurisées via internet. L'objectif de cette activité est la mise en œuvre d'un chiffrement à clé publique.</text:p>
      <text:p text:style-name="P7"/>
      <text:p text:style-name="P7"><text:span text:style-name="T10">1ère partie : </text:span><text:span text:style-name="T9">un peu de math pour commencer.</text:span></text:p>
      <text:p text:style-name="Table_20_Contents"><text:span text:style-name="T2">On considère deux nombres </text:span><text:span text:style-name="T3">positifs</text:span><text:span text:style-name="T2"> <text:s/></text:span><text:span text:style-name="T2"><draw:frame draw:style-name="fr4" draw:name="Objet1" text:anchor-type="as-char" svg:width="0.1598in" svg:height="0.1693in" draw:z-index="0"><draw:object xlink:href="./Object 1" xlink:type="simple" xlink:show="embed" xlink:actuate="onLoad"/><draw:image xlink:href="./ObjectReplacements/Object 1" xlink:type="simple" xlink:show="embed" xlink:actuate="onLoad"/></draw:frame></text:span><text:span text:style-name="T2"> et </text:span><text:span text:style-name="T2"><draw:frame draw:style-name="fr4" draw:name="Objet2" text:anchor-type="as-char" svg:width="0.1575in" svg:height="0.1693in" draw:z-index="1"><draw:object xlink:href="./Object 2" xlink:type="simple" xlink:show="embed" xlink:actuate="onLoad"/><draw:image xlink:href="./ObjectReplacements/Object 2" xlink:type="simple" xlink:show="embed" xlink:actuate="onLoad"/></draw:frame></text:span><text:span text:style-name="T2"> et pose </text:span><text:span text:style-name="T2"><draw:frame draw:style-name="fr4" draw:name="Objet3" text:anchor-type="as-char" svg:width="0.5957in" svg:height="0.1693in" draw:z-index="2"><draw:object xlink:href="./Object 3" xlink:type="simple" xlink:show="embed" xlink:actuate="onLoad"/><draw:image xlink:href="./ObjectReplacements/Object 3" xlink:type="simple" xlink:show="embed" xlink:actuate="onLoad"/></draw:frame></text:span><text:span text:style-name="T2"> et </text:span><text:span text:style-name="T2"><draw:frame draw:style-name="fr4" draw:name="Objet4" text:anchor-type="as-char" svg:width="0.4772in" svg:height="0.1693in" draw:z-index="3"><draw:object xlink:href="./Object 4" xlink:type="simple" xlink:show="embed" xlink:actuate="onLoad"/><draw:image xlink:href="./ObjectReplacements/Object 4" xlink:type="simple" xlink:show="embed" xlink:actuate="onLoad"/></draw:frame></text:span><text:span text:style-name="T2"> et on considère la fonction </text:span><text:span text:style-name="T2"><draw:frame draw:style-name="fr4" draw:name="Objet36" text:anchor-type="as-char" svg:width="0.1563in" svg:height="0.1693in" draw:z-index="7"><draw:object xlink:href="./Object 36" xlink:type="simple" xlink:show="embed" xlink:actuate="onLoad"/><draw:image xlink:href="./ObjectReplacements/Object 36" xlink:type="simple" xlink:show="embed" xlink:actuate="onLoad"/></draw:frame></text:span><text:span text:style-name="T2"> définie pour tout nombre </text:span><text:span text:style-name="T2"><draw:frame draw:style-name="fr4" draw:name="Objet37" text:anchor-type="as-char" svg:width="0.1602in" svg:height="0.1693in" draw:z-index="8"><draw:object xlink:href="./Object 37" xlink:type="simple" xlink:show="embed" xlink:actuate="onLoad"/><draw:image xlink:href="./ObjectReplacements/Object 37" xlink:type="simple" xlink:show="embed" xlink:actuate="onLoad"/></draw:frame></text:span><text:span text:style-name="T2"> par </text:span><text:span text:style-name="T2"><draw:frame draw:style-name="fr4" draw:name="Objet5" text:anchor-type="as-char" svg:width="1.1783in" svg:height="0.1965in" draw:z-index="4"><draw:object xlink:href="./Object 5" xlink:type="simple" xlink:show="embed" xlink:actuate="onLoad"/><draw:image xlink:href="./ObjectReplacements/Object 5" xlink:type="simple" xlink:show="embed" xlink:actuate="onLoad"/></draw:frame></text:span><text:span text:style-name="T2">.</text:span></text:p>
      <text:p text:style-name="Table_20_Contents"><text:span text:style-name="T2">1/ Vérifier que pour tout nombre </text:span><text:span text:style-name="T2"><draw:frame draw:style-name="fr4" draw:name="Objet38" text:anchor-type="as-char" svg:width="0.1602in" svg:height="0.1693in" draw:z-index="9"><draw:object xlink:href="./Object 38" xlink:type="simple" xlink:show="embed" xlink:actuate="onLoad"/><draw:image xlink:href="./ObjectReplacements/Object 38" xlink:type="simple" xlink:show="embed" xlink:actuate="onLoad"/></draw:frame></text:span><text:span text:style-name="T2"> on a </text:span><text:span text:style-name="T2"><draw:frame draw:style-name="fr4" draw:name="Objet6" text:anchor-type="as-char" svg:width="1.3492in" svg:height="0.1752in" draw:z-index="5"><draw:object xlink:href="./Object 6" xlink:type="simple" xlink:show="embed" xlink:actuate="onLoad"/><draw:image xlink:href="./ObjectReplacements/Object 6" xlink:type="simple" xlink:show="embed" xlink:actuate="onLoad"/></draw:frame></text:span><text:span text:style-name="T2">.</text:span></text:p>
      <text:p text:style-name="Table_20_Contents"><text:span text:style-name="T2">2/ Prendre pour </text:span><text:span text:style-name="T2"><draw:frame draw:style-name="fr4" draw:name="Objet8" text:anchor-type="as-char" svg:width="0.1598in" svg:height="0.1693in" draw:z-index="10"><draw:object xlink:href="./Object 8" xlink:type="simple" xlink:show="embed" xlink:actuate="onLoad"/><draw:image xlink:href="./ObjectReplacements/Object 8" xlink:type="simple" xlink:show="embed" xlink:actuate="onLoad"/></draw:frame></text:span><text:span text:style-name="T2"> et </text:span><text:span text:style-name="T2"><draw:frame draw:style-name="fr4" draw:name="Objet9" text:anchor-type="as-char" svg:width="0.1575in" svg:height="0.1693in" draw:z-index="15"><draw:object xlink:href="./Object 9" xlink:type="simple" xlink:show="embed" xlink:actuate="onLoad"/><draw:image xlink:href="./ObjectReplacements/Object 9" xlink:type="simple" xlink:show="embed" xlink:actuate="onLoad"/></draw:frame></text:span><text:span text:style-name="T2"> deux valeurs particulières et tracer l'allure de la courbe représentative de </text:span><text:span text:style-name="T2"><draw:frame draw:style-name="fr4" draw:name="Objet10" text:anchor-type="as-char" svg:width="0.1563in" svg:height="0.1693in" draw:z-index="16"><draw:object xlink:href="./Object 10" xlink:type="simple" xlink:show="embed" xlink:actuate="onLoad"/><draw:image xlink:href="./ObjectReplacements/Object 10" xlink:type="simple" xlink:show="embed" xlink:actuate="onLoad"/></draw:frame></text:span><text:span text:style-name="T2"> ; quel est le sens de variation de </text:span><text:span text:style-name="T2"><draw:frame draw:style-name="fr4" draw:name="Objet11" text:anchor-type="as-char" svg:width="0.1563in" svg:height="0.1693in" draw:z-index="17"><draw:object xlink:href="./Object 11" xlink:type="simple" xlink:show="embed" xlink:actuate="onLoad"/><draw:image xlink:href="./ObjectReplacements/Object 11" xlink:type="simple" xlink:show="embed" xlink:actuate="onLoad"/></draw:frame></text:span><text:span text:style-name="T2"> sur l'intervalle </text:span><text:span text:style-name="T2"><draw:frame draw:style-name="fr4" draw:name="Objet7" text:anchor-type="as-char" svg:width="0.5752in" svg:height="0.1744in" draw:z-index="6"><draw:object xlink:href="./Object 7" xlink:type="simple" xlink:show="embed" xlink:actuate="onLoad"/><draw:image xlink:href="./ObjectReplacements/Object 7" xlink:type="simple" xlink:show="embed" xlink:actuate="onLoad"/></draw:frame></text:span><text:span text:style-name="T2"> ?</text:span></text:p>
      <text:p text:style-name="Table_20_Contents"><text:span text:style-name="T2">3/</text:span><text:span text:style-name="T4"> Un défit :</text:span><text:span text:style-name="T2"> peut-on trouver deux entiers positifs dont la différence égale 3 et le produit égale 180 ? </text:span></text:p>
      <text:p text:style-name="P7"/>
      <text:p text:style-name="Table_20_Contents"><text:span text:style-name="T3">2ème partie</text:span><text:span text:style-name="T2"> : </text:span><text:span text:style-name="T3">description du système de chiffrement.</text:span></text:p>
      <text:p text:style-name="Table_20_Contents"><text:span text:style-name="T2"><text:s/>1/ Alice doit recevoir un message de Bob : pour simplifier on considère que ce message est un nombre positif </text:span><text:span text:style-name="T3">m.</text:span><text:span text:style-name="T2"> Alice choisit deux nombres entiers positifs </text:span><text:span text:style-name="T2"><draw:frame draw:style-name="fr4" draw:name="Objet14" text:anchor-type="as-char" svg:width="0.1598in" svg:height="0.1693in" draw:z-index="19"><draw:object xlink:href="./Object 14" xlink:type="simple" xlink:show="embed" xlink:actuate="onLoad"/><draw:image xlink:href="./ObjectReplacements/Object 14" xlink:type="simple" xlink:show="embed" xlink:actuate="onLoad"/></draw:frame></text:span><text:span text:style-name="T2"> et </text:span><text:span text:style-name="T2"><draw:frame draw:style-name="fr4" draw:name="Objet15" text:anchor-type="as-char" svg:width="0.1575in" svg:height="0.1693in" draw:z-index="21"><draw:object xlink:href="./Object 15" xlink:type="simple" xlink:show="embed" xlink:actuate="onLoad"/><draw:image xlink:href="./ObjectReplacements/Object 15" xlink:type="simple" xlink:show="embed" xlink:actuate="onLoad"/></draw:frame></text:span><text:span text:style-name="T2"> :</text:span><text:span text:style-name="T5"> le couple </text:span><text:span text:style-name="T5"><draw:frame draw:style-name="fr4" draw:name="Objet16" text:anchor-type="as-char" svg:width="0.4299in" svg:height="0.1752in" draw:z-index="22"><draw:object xlink:href="./Object 16" xlink:type="simple" xlink:show="embed" xlink:actuate="onLoad"/><draw:image xlink:href="./ObjectReplacements/Object 16" xlink:type="simple" xlink:show="embed" xlink:actuate="onLoad"/></draw:frame></text:span><text:span text:style-name="T5"> constitue la clé secrète q</text:span><text:span text:style-name="T2">u'elle conserve précieusement.</text:span></text:p>
      <text:list xml:id="list556558299" text:style-name="L6">
        <text:list-item>
          <text:p text:style-name="P27"><text:span text:style-name="T2">Alice calcule </text:span><text:span text:style-name="T2"><draw:frame draw:style-name="fr4" draw:name="Objet12" text:anchor-type="as-char" svg:width="0.5957in" svg:height="0.1693in" draw:z-index="11"><draw:object xlink:href="./Object 12" xlink:type="simple" xlink:show="embed" xlink:actuate="onLoad"/><draw:image xlink:href="./ObjectReplacements/Object 12" xlink:type="simple" xlink:show="embed" xlink:actuate="onLoad"/></draw:frame></text:span><text:span text:style-name="T2"> et </text:span><text:span text:style-name="T2"><draw:frame draw:style-name="fr4" draw:name="Objet13" text:anchor-type="as-char" svg:width="0.4772in" svg:height="0.1693in" draw:z-index="12"><draw:object xlink:href="./Object 13" xlink:type="simple" xlink:show="embed" xlink:actuate="onLoad"/><draw:image xlink:href="./ObjectReplacements/Object 13" xlink:type="simple" xlink:show="embed" xlink:actuate="onLoad"/></draw:frame></text:span><text:span text:style-name="T2"> : le couple </text:span><text:span text:style-name="T2"><draw:frame draw:style-name="fr4" draw:name="Objet17" text:anchor-type="as-char" svg:width="0.472in" svg:height="0.1752in" draw:z-index="13"><draw:object xlink:href="./Object 17" xlink:type="simple" xlink:show="embed" xlink:actuate="onLoad"/><draw:image xlink:href="./ObjectReplacements/Object 17" xlink:type="simple" xlink:show="embed" xlink:actuate="onLoad"/></draw:frame></text:span><text:span text:style-name="T2"> constitue la clé publique.</text:span></text:p>
        </text:list-item>
        <text:list-item>
          <text:p text:style-name="P28">Alice transmet la clé publique à Bob.</text:p>
        </text:list-item>
        <text:list-item>
          <text:p text:style-name="P27"><text:span text:style-name="T2">Bob calcule </text:span><text:span text:style-name="T2"><draw:frame draw:style-name="fr4" draw:name="Objet25" text:anchor-type="as-char" svg:width="1.1055in" svg:height="0.1909in" draw:z-index="24"><draw:object xlink:href="./Object 25" xlink:type="simple" xlink:show="embed" xlink:actuate="onLoad"/><draw:image xlink:href="./ObjectReplacements/Object 25" xlink:type="simple" xlink:show="embed" xlink:actuate="onLoad"/></draw:frame></text:span></text:p>
        </text:list-item>
        <text:list-item>
          <text:p text:style-name="P27"><text:span text:style-name="T2">Bob transmet la valeur trouvée </text:span><text:span text:style-name="T2"><draw:frame draw:style-name="fr4" draw:name="Objet39" text:anchor-type="as-char" svg:width="0.2437in" svg:height="0.1693in" draw:z-index="28"><draw:object xlink:href="./Object 39" xlink:type="simple" xlink:show="embed" xlink:actuate="onLoad"/><draw:image xlink:href="./ObjectReplacements/Object 39" xlink:type="simple" xlink:show="embed" xlink:actuate="onLoad"/></draw:frame></text:span><text:span text:style-name="T2"> à Alice.</text:span></text:p>
        </text:list-item>
        <text:list-item>
          <text:p text:style-name="P27"><text:span text:style-name="T2">Alice cherche la solution positive de l'équation </text:span><text:span text:style-name="T2"><draw:frame draw:style-name="fr4" draw:name="Objet26" text:anchor-type="as-char" svg:width="1.1929in" svg:height="0.1752in" draw:z-index="32"><draw:object xlink:href="./Object 26" xlink:type="simple" xlink:show="embed" xlink:actuate="onLoad"/><draw:image xlink:href="./ObjectReplacements/Object 26" xlink:type="simple" xlink:show="embed" xlink:actuate="onLoad"/></draw:frame></text:span><text:span text:style-name="T2"> en écrivant </text:span><text:span text:style-name="T2"><draw:frame draw:style-name="fr4" draw:name="Objet27" text:anchor-type="as-char" svg:width="0.2437in" svg:height="0.1693in" draw:z-index="33"><draw:object xlink:href="./Object 27" xlink:type="simple" xlink:show="embed" xlink:actuate="onLoad"/><draw:image xlink:href="./ObjectReplacements/Object 27" xlink:type="simple" xlink:show="embed" xlink:actuate="onLoad"/></draw:frame></text:span><text:span text:style-name="T2"> de toutes les manières possibles comme produit de deux facteurs : la valeur trouvée de </text:span><text:span text:style-name="T2"><draw:frame draw:style-name="fr4" draw:name="Objet40" text:anchor-type="as-char" svg:width="0.1602in" svg:height="0.1693in" draw:z-index="34"><draw:object xlink:href="./Object 40" xlink:type="simple" xlink:show="embed" xlink:actuate="onLoad"/><draw:image xlink:href="./ObjectReplacements/Object 40" xlink:type="simple" xlink:show="embed" xlink:actuate="onLoad"/></draw:frame></text:span><text:span text:style-name="T2"> est </text:span><text:span text:style-name="T2"><draw:frame draw:style-name="fr4" draw:name="Objet28" text:anchor-type="as-char" svg:width="0.1945in" svg:height="0.1693in" draw:z-index="35"><draw:object xlink:href="./Object 28" xlink:type="simple" xlink:show="embed" xlink:actuate="onLoad"/><draw:image xlink:href="./ObjectReplacements/Object 28" xlink:type="simple" xlink:show="embed" xlink:actuate="onLoad"/></draw:frame></text:span><text:span text:style-name="T2">.</text:span></text:p>
          <text:p text:style-name="P28"/>
        </text:list-item>
      </text:list>
      <text:p text:style-name="Table_20_Contents"><text:span text:style-name="T3">Exemple : </text:span><text:span text:style-name="T2">Alice choisit </text:span><text:span text:style-name="T2"><draw:frame draw:style-name="fr4" draw:name="Objet20" text:anchor-type="as-char" svg:width="0.3701in" svg:height="0.1693in" draw:z-index="31"><draw:object xlink:href="./Object 20" xlink:type="simple" xlink:show="embed" xlink:actuate="onLoad"/><draw:image xlink:href="./ObjectReplacements/Object 20" xlink:type="simple" xlink:show="embed" xlink:actuate="onLoad"/></draw:frame></text:span><text:span text:style-name="T2"> et </text:span><text:span text:style-name="T2"><draw:frame draw:style-name="fr4" draw:name="Objet21" text:anchor-type="as-char" svg:width="0.3661in" svg:height="0.1693in" draw:z-index="36"><draw:object xlink:href="./Object 21" xlink:type="simple" xlink:show="embed" xlink:actuate="onLoad"/><draw:image xlink:href="./ObjectReplacements/Object 21" xlink:type="simple" xlink:show="embed" xlink:actuate="onLoad"/></draw:frame></text:span><text:span text:style-name="T2"> : sa clé privée est </text:span><text:span text:style-name="T2"><draw:frame draw:style-name="fr4" draw:name="Objet23" text:anchor-type="as-char" svg:width="0.4165in" svg:height="0.1752in" draw:z-index="38"><draw:object xlink:href="./Object 23" xlink:type="simple" xlink:show="embed" xlink:actuate="onLoad"/><draw:image xlink:href="./ObjectReplacements/Object 23" xlink:type="simple" xlink:show="embed" xlink:actuate="onLoad"/></draw:frame></text:span><text:span text:style-name="T2"> ; elle transmet la clé </text:span><text:span text:style-name="T2"><draw:frame draw:style-name="fr4" draw:name="Objet19" text:anchor-type="as-char" svg:width="0.5752in" svg:height="0.1752in" draw:z-index="18"><draw:object xlink:href="./Object 19" xlink:type="simple" xlink:show="embed" xlink:actuate="onLoad"/><draw:image xlink:href="./ObjectReplacements/Object 19" xlink:type="simple" xlink:show="embed" xlink:actuate="onLoad"/></draw:frame></text:span><text:span text:style-name="T2"> à Bob ; Bob veut transmettre à Alice le message </text:span><text:span text:style-name="T2"><draw:frame draw:style-name="fr4" draw:name="Objet22" text:anchor-type="as-char" svg:width="0.4055in" svg:height="0.1693in" draw:z-index="23"><draw:object xlink:href="./Object 22" xlink:type="simple" xlink:show="embed" xlink:actuate="onLoad"/><draw:image xlink:href="./ObjectReplacements/Object 22" xlink:type="simple" xlink:show="embed" xlink:actuate="onLoad"/></draw:frame></text:span><text:span text:style-name="T2"> ; grâce à la clé publique, il calcule </text:span><text:span text:style-name="T2"><draw:frame draw:style-name="fr4" draw:name="Objet18" text:anchor-type="as-char" svg:width="1.2717in" svg:height="0.1909in" draw:z-index="14"><draw:object xlink:href="./Object 18" xlink:type="simple" xlink:show="embed" xlink:actuate="onLoad"/><draw:image xlink:href="./ObjectReplacements/Object 18" xlink:type="simple" xlink:show="embed" xlink:actuate="onLoad"/></draw:frame></text:span><text:span text:style-name="T2"> et le transmet à Alice ; Alice pose l'équation (x+3)(x+8)=84 ; pour retrouver la valeur de </text:span><text:span text:style-name="T2"><draw:frame draw:style-name="fr4" draw:name="Objet41" text:anchor-type="as-char" svg:width="0.2291in" svg:height="0.1693in" draw:z-index="39"><draw:object xlink:href="./Object 41" xlink:type="simple" xlink:show="embed" xlink:actuate="onLoad"/><draw:image xlink:href="./ObjectReplacements/Object 41" xlink:type="simple" xlink:show="embed" xlink:actuate="onLoad"/></draw:frame></text:span><text:span text:style-name="T2"> Alice remarque que </text:span><text:span text:style-name="T2"><draw:frame draw:style-name="fr4" draw:name="Objet24" text:anchor-type="as-char" svg:width="0.722in" svg:height="0.1693in" draw:z-index="20"><draw:object xlink:href="./Object 24" xlink:type="simple" xlink:show="embed" xlink:actuate="onLoad"/><draw:image xlink:href="./ObjectReplacements/Object 24" xlink:type="simple" xlink:show="embed" xlink:actuate="onLoad"/></draw:frame></text:span><text:span text:style-name="T2"> et elle en déduit que la solution positive de l'équation est </text:span><text:span text:style-name="T2"><draw:frame draw:style-name="fr4" draw:name="Objet29" text:anchor-type="as-char" svg:width="0.4138in" svg:height="0.1693in" draw:z-index="25"><draw:object xlink:href="./Object 29" xlink:type="simple" xlink:show="embed" xlink:actuate="onLoad"/><draw:image xlink:href="./ObjectReplacements/Object 29" xlink:type="simple" xlink:show="embed" xlink:actuate="onLoad"/></draw:frame></text:span><text:span text:style-name="T2"> Elle sait que le message envoyé par Bob est </text:span><text:span text:style-name="T2"><draw:frame draw:style-name="fr4" draw:name="Objet30" text:anchor-type="as-char" svg:width="0.4437in" svg:height="0.1693in" draw:z-index="26"><draw:object xlink:href="./Object 30" xlink:type="simple" xlink:show="embed" xlink:actuate="onLoad"/><draw:image xlink:href="./ObjectReplacements/Object 30" xlink:type="simple" xlink:show="embed" xlink:actuate="onLoad"/></draw:frame></text:span></text:p>
      <text:p text:style-name="P7"/>
      <text:p text:style-name="Table_20_Contents"><text:span text:style-name="T2">2/ Supposons qu'Alice choisisse la clé privée </text:span><text:span text:style-name="T2"><draw:frame draw:style-name="fr4" draw:name="Objet31" text:anchor-type="as-char" svg:width="0.8925in" svg:height="0.1752in" draw:z-index="37"><draw:object xlink:href="./Object 31" xlink:type="simple" xlink:show="embed" xlink:actuate="onLoad"/><draw:image xlink:href="./ObjectReplacements/Object 31" xlink:type="simple" xlink:show="embed" xlink:actuate="onLoad"/></draw:frame></text:span><text:span text:style-name="T2"> <text:s/></text:span></text:p>
      <text:list xml:id="list799409813" text:style-name="L7">
        <text:list-item>
          <text:p text:style-name="P29">Quelle est la clé publique qu'elle envoie à Bob ? </text:p>
        </text:list-item>
        <text:list-item>
          <text:p text:style-name="P32"><text:span text:style-name="T2"><text:s/>Bob souhaite chiffrer le message clair <text:s/></text:span><text:span text:style-name="T2"><draw:frame draw:style-name="fr4" draw:name="Objet32" text:anchor-type="as-char" svg:width="0.402in" svg:height="0.1693in" draw:z-index="40"><draw:object xlink:href="./Object 32" xlink:type="simple" xlink:show="embed" xlink:actuate="onLoad"/><draw:image xlink:href="./ObjectReplacements/Object 32" xlink:type="simple" xlink:show="embed" xlink:actuate="onLoad"/></draw:frame></text:span><text:span text:style-name="T2"> ; <text:s/>quel message va-t-il transmettre à Alice ?</text:span></text:p>
        </text:list-item>
        <text:list-item>
          <text:p text:style-name="P29">Comment Alice va-t-elle déchiffrer le message ?</text:p>
        </text:list-item>
      </text:list>
      <text:p text:style-name="P7"/>
      <text:p text:style-name="Table_20_Contents"><text:span text:style-name="T2">3/ Supposons qu'Alice choisisse la clé privée </text:span><text:span text:style-name="T2"><draw:frame draw:style-name="fr4" draw:name="Objet33" text:anchor-type="as-char" svg:width="0.8898in" svg:height="0.1752in" draw:z-index="27"><draw:object xlink:href="./Object 33" xlink:type="simple" xlink:show="embed" xlink:actuate="onLoad"/><draw:image xlink:href="./ObjectReplacements/Object 33" xlink:type="simple" xlink:show="embed" xlink:actuate="onLoad"/></draw:frame></text:span><text:span text:style-name="T2"> <text:s/>; elle calcule la clé publique correspondante, la transmet à Bob qui lui renvoie le message chiffré </text:span><text:span text:style-name="T2"><draw:frame draw:style-name="fr4" draw:name="Objet34" text:anchor-type="as-char" svg:width="0.6161in" svg:height="0.1693in" draw:z-index="29"><draw:object xlink:href="./Object 34" xlink:type="simple" xlink:show="embed" xlink:actuate="onLoad"/><draw:image xlink:href="./ObjectReplacements/Object 34" xlink:type="simple" xlink:show="embed" xlink:actuate="onLoad"/></draw:frame></text:span><text:span text:style-name="T2"> ; quel est le message clair ?</text:span></text:p>
      <text:p text:style-name="P7"/>
      <text:p text:style-name="P8">3ième partie : à vous de jouer</text:p>
      <text:p text:style-name="P9">Travail à faire par binôme : <text:s/></text:p>
      <text:list xml:id="list1124286035" text:style-name="L8">
        <text:list-item>
          <text:p text:style-name="P30">L'un des membres du binôme joue le rôle d'Alice : il choisit une clé ( simple pour éviter des calculs trop compliqués ) ; il la transmet à l'autre membre qui joue le rôle de Bob.</text:p>
        </text:list-item>
        <text:list-item>
          <text:p text:style-name="P33"><text:span text:style-name="T4">Bob choisit un message </text:span><text:span text:style-name="T4"><draw:frame draw:style-name="fr4" draw:name="Objet35" text:anchor-type="as-char" svg:width="0.1945in" svg:height="0.1693in" draw:z-index="30"><draw:object xlink:href="./Object 35" xlink:type="simple" xlink:show="embed" xlink:actuate="onLoad"/><draw:image xlink:href="./ObjectReplacements/Object 35" xlink:type="simple" xlink:show="embed" xlink:actuate="onLoad"/></draw:frame></text:span><text:span text:style-name="T4"> ( simple ), le chiffre avec sa clé privée et le transmet à Alice.</text:span></text:p>
        </text:list-item>
        <text:list-item>
          <text:p text:style-name="P30">Alice déchiffre le message grâce à publique.</text:p>
        </text:list-item>
      </text:list>
      <text:p text:style-name="P9"/>
      <text:p text:style-name="P9">Échanger ensuite les rôles de Bob et d'Alice et faire un compte-rendu écrit de vos transmissions.</text:p>
      <text:p text:style-name="P8"/>
      <text:p text:style-name="P8"/>
      <text:p text:style-name="P35">[UNE EBAUCHE DE SUITE A L <text:s/>ACTIVITE PROPOSEE PRECEDENTE<text:span text:style-name="T13"> A METTRE EN FORME</text:span><text:span text:style-name="T16">] </text:span></text:p>
      <text:p text:style-name="P8"><text:span text:style-name="T17"/></text:p>
      <text:p text:style-name="Table_20_Contents"><text:span text:style-name="T24">Prendre un coffre avec un cadenas à clé pour jouer à Alice et Bob </text:span><text:span text:style-name="T17">(parfois </text:span><text:span text:style-name="T19">Bernard</text:span><text:span text:style-name="T17"> en </text:span><text:a xlink:type="simple" xlink:href="http://fr.wikipedia.org/wiki/Français"><text:span text:style-name="T17">français</text:span></text:a><text:span text:style-name="T17">). </text:span><text:span text:style-name="T19">Eve</text:span><text:span text:style-name="T17">, est un écouteur externe (de l'</text:span><text:a xlink:type="simple" xlink:href="http://fr.wikipedia.org/wiki/Anglais"><text:span text:style-name="T17">anglais</text:span></text:a><text:span text:style-name="T17"> </text:span><text:span text:style-name="T15">eavesdropper</text:span><text:span text:style-name="T17">), est un attaquant passif. Tandis qu'elle peut écouter les échanges d'Alice et de Bob, elle ne peut pas les modifier.</text:span></text:p>
      <text:p text:style-name="P8"><text:span text:style-name="T16"><text:s/></text:span></text:p>
      <text:h text:style-name="Heading_20_3" text:outline-level="3" text:is-list-header="true"><text:bookmark text:name="Chiffrement"/>Chiffrement <text:span text:style-name="T23">[</text:span><text:a xlink:type="simple" xlink:href="http://fr.wikipedia.org/w/index.php?title=Cryptographie_asymétrique&amp;action=edit&amp;section=2"><text:span text:style-name="T23">modifier</text:span></text:a><text:span text:style-name="T23">]</text:span></text:h>
      <text:p text:style-name="Text_20_body">Un des rôles de la clé publique est de permettre le <text:a xlink:type="simple" xlink:href="http://fr.wikipedia.org/wiki/Chiffrement">chiffrement</text:a> ; c'est donc cette clé qu'utilisera Bob pour envoyer des messages chiffrés à Alice. L'autre clé — l'information secrète — sert à <text:span text:style-name="T12">dé</text:span>chiffrer. Ainsi, Alice, et elle seule, peut prendre connaissance des messages de Bob, à condition que la brèche ne soit pas trouvée.</text:p>
      <text:p text:style-name="Text_20_body">Alice a choisi un coffre à cadenas. Elle l'envoie ouvert à Bob, et en garde la clé. Lorsque Bob veut écrire à Alice, il y dépose son message, ferme le coffre, et le renvoie à Alice. À sa réception, seule Alice peut ouvrir le coffre, puisqu'elle seule en possède la clé, à supposer le coffre inviolable, et que personne ne puisse retrouver la clé. Voir ce que peut faire Eve contre cela.</text:p>
      <text:h text:style-name="Heading_20_3" text:outline-level="3" text:is-list-header="true"><text:bookmark text:name="Authentification_de_l.27origine"/>Authentification de l'origine <text:span text:style-name="T23">[</text:span><text:a xlink:type="simple" xlink:href="http://fr.wikipedia.org/w/index.php?title=Cryptographie_asymétrique&amp;action=edit&amp;section=3"><text:span text:style-name="T23">modifier</text:span></text:a><text:span text:style-name="T23">]</text:span></text:h>
      <text:p text:style-name="Text_20_body">D'autre part, l'utilisation par Alice de sa clé privée sur le <text:a xlink:type="simple" xlink:href="http://fr.wikipedia.org/wiki/Fonction_de_hash">condensat</text:a> d'un message, permettra à Bob de vérifier que le message provient bien d'Alice : il appliquera la clé publique d'Alice au condensat fourni (condensat chiffré avec la clé privée d'Alice) et retrouve donc le condensat original du message. Il lui suffira de comparer le condensat ainsi obtenu et le condensat réel du message pour savoir si Alice est bien l'expéditeur. C'est donc ainsi que Bob sera rassuré sur l'origine du message reçu : il appartient bien à Alice. C'est sur ce mécanisme notamment que fonctionne la <text:a xlink:type="simple" xlink:href="http://fr.wikipedia.org/wiki/Signature_numérique">signature numérique</text:a>.</text:p>
      <text:p text:style-name="Text_20_body">Alice diffuse la clé publique du coffre et place un message dans le coffre-fort qu'elle ferme avant de l'envoyer à Bob. Si Bob parvient à l'aide de la clé publique d'Alice dont il dispose à ouvrir le coffre-fort c'est que c'est bien celui d'Alice et donc que c'est bien elle qui y a placé le message. Voir ce que peut faire Eve contre cela. Puis detailler l'authentification plus compelxe à partir de <text:a xlink:type="simple" xlink:href="http://fr.wikipedia.org/wiki/Cryptographie_asymétrique#M.C3.A9canismes_d.27authentification">http://fr.wikipedia.org/wiki/Cryptographie_asymétrique#M.C3.A9canismes_d.27authentification</text:a></text:p>
      <text:p text:style-name="Text_20_body"/>
      <text:p text:style-name="Text_20_body">Par exemple, si Bob reçoit un message, comment peut-il être sûr qu'il provient bien d'Alice ? Quelqu'un pourrait très bien encrypter un message et l'envoyer à Bob en se faisant passer pour Alice.</text:p>
      <text:p text:style-name="Text_20_body">Avec les algorithmes assymétriques, on peut signer un message. Soit:</text:p>
      <text:list xml:id="list897253270" text:style-name="L9">
        <text:list-item>
          <text:p text:style-name="P25"><text:span text:style-name="T25">A:E</text:span> Clé publique d'Alice (utilisée pour encrypter) donnée à tout le monde. </text:p>
        </text:list-item>
        <text:list-item>
          <text:p text:style-name="P22"><text:span text:style-name="T26">A:D</text:span> Clé privée d'Alice (utilisée pour décrypter) </text:p>
        </text:list-item>
      </text:list>
      <text:list xml:id="list219484419" text:style-name="L10">
        <text:list-item>
          <text:p text:style-name="P26"><text:span text:style-name="T25">B:E</text:span> Clé publique de Bob (utilisée pour encrypter) donnée à tout le monde. </text:p>
        </text:list-item>
        <text:list-item>
          <text:p text:style-name="P23"><text:span text:style-name="T26">B:D</text:span> Clé privée de Bob (utilisée pour décrypter) </text:p>
        </text:list-item>
      </text:list>
      <text:p text:style-name="Text_20_body">Alice possède sa clé privée (<text:span text:style-name="T26">A:D</text:span>) et la clé publique de Bob (<text:span text:style-name="T25">B:E</text:span>).<text:line-break/>Bob possède sa clé privée (<text:span text:style-name="T26">B:D</text:span>) et la clé publique d'Alice (<text:span text:style-name="T25">A:E</text:span>).</text:p>
      <text:p text:style-name="Text_20_body"> </text:p>
      <text:p text:style-name="Text_20_body">Quand Alice veut envoyer un message à Bob, Alice décrypte avec sa clé privée (<text:span text:style-name="T26">A:D</text:span>) pour signer le message puis l'encrypte avec la clé publique de Bob (<text:span text:style-name="T25">B:E</text:span>).</text:p>
      <text:p text:style-name="Text_20_body"> </text:p>
      <text:p text:style-name="P24"><draw:frame draw:style-name="fr3" draw:name="graphics7" text:anchor-type="as-char" svg:width="4.5165in" svg:height="2.5055in" draw:z-index="48"><draw:image xlink:href="http://sebsauvage.net/comprendre/encryptage/crypto_asym4.gif" xlink:type="simple" xlink:show="embed" xlink:actuate="onLoad"/><svg:title>(GIF 8 ko)</svg:title></draw:frame></text:p>
      <text:p text:style-name="Text_20_body"> </text:p>
      <text:p text:style-name="Text_20_body">Quand Bob reçoit le message, il le décrypte avec sa clé privée (<text:span text:style-name="T26">B:D</text:span>), puis l'encrypte avec la clé publique d'Alice (<text:span text:style-name="T25">A:E</text:span>).<text:line-break/>Si il parvient à obtenir le message en clair en <text:span text:style-name="T8">encryptant</text:span> avec la clé publique d'Alice (<text:span text:style-name="T25">A:E</text:span>), alors il est sûr que ce message vient bien d'Alice puisque Alice est la seule à posséder la clé privée correspondante (<text:span text:style-name="T26">A:D</text:span>) qui permet de <text:span text:style-name="T8">décrypter</text:span> le message.</text:p>
      <text:p text:style-name="Text_20_body">CITER: http://sebsauvage.net/comprendre/encryptage/crypto_asy2.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 style:font-size-asian="14pt" style:font-weight-asian="bold" style:font-name-complex="DejaVu San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16.5354in" style:num-format="1" style:print-orientation="portrait" fo:margin-top="0.5516in" fo:margin-bottom="0.5516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ierre mari</meta:initial-creator>
    <meta:creation-date>2009-04-17T14:32:48.40</meta:creation-date>
    <dc:date>2009-05-04T17:43:57</dc:date>
    <dc:creator>Thierry Vieville</dc:creator>
    <meta:editing-duration>PT06H13M27S</meta:editing-duration>
    <meta:editing-cycles>35</meta:editing-cycles>
    <meta:generator>OpenOffice.org/3.0$Linux OpenOffice.org_project/300m15$Build-9379</meta:generator>
    <meta:document-statistic meta:table-count="1" meta:image-count="7" meta:object-count="41" meta:page-count="5" meta:paragraph-count="144" meta:word-count="4647" meta:character-count="2644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0/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2/content.xml><?xml version="1.0" encoding="utf-8"?>
<!DOCTYPE math  PUBLIC '-//OpenOffice.org//DTD Modified W3C MathML 1.01//EN'  'math.dtd'>
<math:math xmlns:math="http://www.w3.org/1998/Math/MathML">
  <math:semantics>
    <math:mrow>
      <math:mi>S</math:mi>
      <math:mo math:stretchy="false">=</math:mo>
      <math:mrow>
        <math:mi>a</math:mi>
        <math:mo math:stretchy="false">+</math:mo>
        <math:mi>b</math:mi>
      </math:mrow>
    </math:mrow>
    <math:annotation math:encoding="StarMath 5.0">S=a+b</math:annotation>
  </math:semantics>
</math:math>
</file>

<file path=Object 13/content.xml><?xml version="1.0" encoding="utf-8"?>
<!DOCTYPE math  PUBLIC '-//OpenOffice.org//DTD Modified W3C MathML 1.01//EN'  'math.dtd'>
<math:math xmlns:math="http://www.w3.org/1998/Math/MathML">
  <math:semantics>
    <math:mrow>
      <math:mi>P</math:mi>
      <math:mo math:stretchy="false">=</math:mo>
      <math:mi math:fontstyle="italic">ab</math:mi>
    </math:mrow>
    <math:annotation math:encoding="StarMath 5.0">P=ab</math:annotation>
  </math:semantics>
</math:math>
</file>

<file path=Object 1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5/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6/content.xml><?xml version="1.0" encoding="utf-8"?>
<!DOCTYPE math  PUBLIC '-//OpenOffice.org//DTD Modified W3C MathML 1.01//EN'  'math.dtd'>
<math:math xmlns:math="http://www.w3.org/1998/Math/MathML">
  <math:semantics>
    <math:mrow>
      <math:mo math:stretchy="false">(</math:mo>
      <math:mrow>
        <math:mi>a</math:mi>
        <math:mstyle math:fontstyle="normal">
          <math:mrow>
            <math:mi math:fontstyle="normal">;</math:mi>
          </math:mrow>
        </math:mstyle>
        <math:mi>b</math:mi>
      </math:mrow>
      <math:mo math:stretchy="false">)</math:mo>
    </math:mrow>
    <math:annotation math:encoding="StarMath 5.0">(a nitalic; b)</math:annotation>
  </math:semantics>
</math:math>
</file>

<file path=Object 17/content.xml><?xml version="1.0" encoding="utf-8"?>
<!DOCTYPE math  PUBLIC '-//OpenOffice.org//DTD Modified W3C MathML 1.01//EN'  'math.dtd'>
<math:math xmlns:math="http://www.w3.org/1998/Math/MathML">
  <math:semantics>
    <math:mrow>
      <math:mo math:stretchy="false">(</math:mo>
      <math:mrow>
        <math:mi>S</math:mi>
        <math:mstyle math:fontstyle="normal">
          <math:mrow>
            <math:mi math:fontstyle="normal">;</math:mi>
          </math:mrow>
        </math:mstyle>
        <math:mi>P</math:mi>
      </math:mrow>
      <math:mo math:stretchy="false">)</math:mo>
    </math:mrow>
    <math:annotation math:encoding="StarMath 5.0">(S nitalic; P)</math:annotation>
  </math:semantics>
</math:math>
</file>

<file path=Object 18/content.xml><?xml version="1.0" encoding="utf-8"?>
<!DOCTYPE math  PUBLIC '-//OpenOffice.org//DTD Modified W3C MathML 1.01//EN'  'math.dtd'>
<math:math xmlns:math="http://www.w3.org/1998/Math/MathML">
  <math:semantics>
    <math:mrow>
      <math:mrow>
        <math:mrow>
          <math:msup>
            <math:mn>4</math:mn>
            <math:mn>2</math:mn>
          </math:msup>
          <math:mo math:stretchy="false">+</math:mo>
          <math:mrow>
            <math:mn>11</math:mn>
            <math:mo math:stretchy="false">×</math:mo>
            <math:mn>4</math:mn>
          </math:mrow>
        </math:mrow>
        <math:mo math:stretchy="false">+</math:mo>
        <math:mn>24</math:mn>
      </math:mrow>
      <math:mo math:stretchy="false">=</math:mo>
      <math:mn>84</math:mn>
    </math:mrow>
    <math:annotation math:encoding="StarMath 5.0">{4}^2+{11} times {4}+{24}={84}
</math:annotation>
  </math:semantics>
</math:math>
</file>

<file path=Object 19/content.xml><?xml version="1.0" encoding="utf-8"?>
<!DOCTYPE math  PUBLIC '-//OpenOffice.org//DTD Modified W3C MathML 1.01//EN'  'math.dtd'>
<math:math xmlns:math="http://www.w3.org/1998/Math/MathML">
  <math:semantics>
    <math:mrow>
      <math:mo math:stretchy="false">(</math:mo>
      <math:mrow>
        <math:mn>11</math:mn>
        <math:mstyle math:fontstyle="normal">
          <math:mrow>
            <math:mi math:fontstyle="normal">;</math:mi>
          </math:mrow>
        </math:mstyle>
        <math:mn>24</math:mn>
      </math:mrow>
      <math:mo math:stretchy="false">)</math:mo>
    </math:mrow>
    <math:annotation math:encoding="StarMath 5.0">({11} nitalic; {24})</math:annotation>
  </math:semantics>
</math:math>
</file>

<file path=Object 2/content.xml><?xml version="1.0" encoding="utf-8"?>
<!DOCTYPE math  PUBLIC '-//OpenOffice.org//DTD Modified W3C MathML 1.01//EN'  'math.dtd'>
<math:math xmlns:math="http://www.w3.org/1998/Math/MathML">
  <math:semantics>
    <math:mi>b</math:mi>
    <math:annotation math:encoding="StarMath 5.0">b</math:annotation>
  </math:semantics>
</math:math>
</file>

<file path=Object 20/content.xml><?xml version="1.0" encoding="utf-8"?>
<!DOCTYPE math  PUBLIC '-//OpenOffice.org//DTD Modified W3C MathML 1.01//EN'  'math.dtd'>
<math:math xmlns:math="http://www.w3.org/1998/Math/MathML">
  <math:semantics>
    <math:mrow>
      <math:mi>a</math:mi>
      <math:mo math:stretchy="false">=</math:mo>
      <math:mn>8</math:mn>
    </math:mrow>
    <math:annotation math:encoding="StarMath 5.0">a={8}</math:annotation>
  </math:semantics>
</math:math>
</file>

<file path=Object 21/content.xml><?xml version="1.0" encoding="utf-8"?>
<!DOCTYPE math  PUBLIC '-//OpenOffice.org//DTD Modified W3C MathML 1.01//EN'  'math.dtd'>
<math:math xmlns:math="http://www.w3.org/1998/Math/MathML">
  <math:semantics>
    <math:mrow>
      <math:mi>b</math:mi>
      <math:mo math:stretchy="false">=</math:mo>
      <math:mn>3</math:mn>
    </math:mrow>
    <math:annotation math:encoding="StarMath 5.0">b={3}</math:annotation>
  </math:semantics>
</math:math>
</file>

<file path=Object 22/content.xml><?xml version="1.0" encoding="utf-8"?>
<!DOCTYPE math  PUBLIC '-//OpenOffice.org//DTD Modified W3C MathML 1.01//EN'  'math.dtd'>
<math:math xmlns:math="http://www.w3.org/1998/Math/MathML">
  <math:semantics>
    <math:mrow>
      <math:mi>m</math:mi>
      <math:mo math:stretchy="false">=</math:mo>
      <math:mn>4</math:mn>
    </math:mrow>
    <math:annotation math:encoding="StarMath 5.0">m={4}</math:annotation>
  </math:semantics>
</math:math>
</file>

<file path=Object 23/content.xml><?xml version="1.0" encoding="utf-8"?>
<!DOCTYPE math  PUBLIC '-//OpenOffice.org//DTD Modified W3C MathML 1.01//EN'  'math.dtd'>
<math:math xmlns:math="http://www.w3.org/1998/Math/MathML">
  <math:semantics>
    <math:mrow>
      <math:mo math:stretchy="false">(</math:mo>
      <math:mrow>
        <math:mn>8</math:mn>
        <math:mstyle math:fontstyle="normal">
          <math:mrow>
            <math:mi math:fontstyle="normal">;</math:mi>
          </math:mrow>
        </math:mstyle>
        <math:mn>3</math:mn>
      </math:mrow>
      <math:mo math:stretchy="false">)</math:mo>
    </math:mrow>
    <math:annotation math:encoding="StarMath 5.0">({8} nitalic; {3})</math:annotation>
  </math:semantics>
</math:math>
</file>

<file path=Object 24/content.xml><?xml version="1.0" encoding="utf-8"?>
<!DOCTYPE math  PUBLIC '-//OpenOffice.org//DTD Modified W3C MathML 1.01//EN'  'math.dtd'>
<math:math xmlns:math="http://www.w3.org/1998/Math/MathML">
  <math:semantics>
    <math:mrow>
      <math:mn>84</math:mn>
      <math:mo math:stretchy="false">=</math:mo>
      <math:mrow>
        <math:mn>7</math:mn>
        <math:mo math:stretchy="false">×</math:mo>
        <math:mn>12</math:mn>
      </math:mrow>
    </math:mrow>
    <math:annotation math:encoding="StarMath 5.0">{84}={7} times {12}</math:annotation>
  </math:semantics>
</math:math>
</file>

<file path=Object 25/content.xml><?xml version="1.0" encoding="utf-8"?>
<!DOCTYPE math  PUBLIC '-//OpenOffice.org//DTD Modified W3C MathML 1.01//EN'  'math.dtd'>
<math:math xmlns:math="http://www.w3.org/1998/Math/MathML">
  <math:semantics>
    <math:mrow>
      <math:mi>m</math:mi>
      <math:mrow>
        <math:mi>'</math:mi>
        <math:mo math:stretchy="false">=</math:mo>
        <math:mrow>
          <math:mrow>
            <math:msup>
              <math:mi>m</math:mi>
              <math:mn>2</math:mn>
            </math:msup>
            <math:mo math:stretchy="false">+</math:mo>
            <math:mi math:fontstyle="italic">Sm</math:mi>
          </math:mrow>
          <math:mo math:stretchy="false">+</math:mo>
          <math:mi>P</math:mi>
        </math:mrow>
      </math:mrow>
    </math:mrow>
    <math:annotation math:encoding="StarMath 5.0">m'=m^2+Sm+P</math:annotation>
  </math:semantics>
</math:math>
</file>

<file path=Object 26/content.xml><?xml version="1.0" encoding="utf-8"?>
<!DOCTYPE math  PUBLIC '-//OpenOffice.org//DTD Modified W3C MathML 1.01//EN'  'math.dtd'>
<math:math xmlns:math="http://www.w3.org/1998/Math/MathML">
  <math:semantics>
    <math:mrow>
      <math:mrow>
        <math:mo math:stretchy="false">(</math:mo>
        <math:mrow>
          <math:mi>x</math:mi>
          <math:mo math:stretchy="false">+</math:mo>
          <math:mi>a</math:mi>
        </math:mrow>
        <math:mo math:stretchy="false">)</math:mo>
      </math:mrow>
      <math:mrow>
        <math:mrow>
          <math:mo math:stretchy="false">(</math:mo>
          <math:mrow>
            <math:mi>x</math:mi>
            <math:mo math:stretchy="false">+</math:mo>
            <math:mi>b</math:mi>
          </math:mrow>
          <math:mo math:stretchy="false">)</math:mo>
        </math:mrow>
        <math:mo math:stretchy="false">=</math:mo>
        <math:mi>m</math:mi>
      </math:mrow>
      <math:mi>'</math:mi>
    </math:mrow>
    <math:annotation math:encoding="StarMath 5.0">(x+a)(x+b)=m'</math:annotation>
  </math:semantics>
</math:math>
</file>

<file path=Object 27/content.xml><?xml version="1.0" encoding="utf-8"?>
<!DOCTYPE math  PUBLIC '-//OpenOffice.org//DTD Modified W3C MathML 1.01//EN'  'math.dtd'>
<math:math xmlns:math="http://www.w3.org/1998/Math/MathML">
  <math:semantics>
    <math:mrow>
      <math:mi>m</math:mi>
      <math:mi>'</math:mi>
    </math:mrow>
    <math:annotation math:encoding="StarMath 5.0">m'</math:annotation>
  </math:semantics>
</math:math>
</file>

<file path=Object 28/content.xml><?xml version="1.0" encoding="utf-8"?>
<!DOCTYPE math  PUBLIC '-//OpenOffice.org//DTD Modified W3C MathML 1.01//EN'  'math.dtd'>
<math:math xmlns:math="http://www.w3.org/1998/Math/MathML">
  <math:semantics>
    <math:mi>m</math:mi>
    <math:annotation math:encoding="StarMath 5.0">m</math:annotation>
  </math:semantics>
</math:math>
</file>

<file path=Object 29/content.xml><?xml version="1.0" encoding="utf-8"?>
<!DOCTYPE math  PUBLIC '-//OpenOffice.org//DTD Modified W3C MathML 1.01//EN'  'math.dtd'>
<math:math xmlns:math="http://www.w3.org/1998/Math/MathML">
  <math:semantics>
    <math:mrow>
      <math:mi>x</math:mi>
      <math:mo math:stretchy="false">=</math:mo>
      <math:mn>4.</math:mn>
    </math:mrow>
    <math:annotation math:encoding="StarMath 5.0">x={4.}</math:annotation>
  </math:semantics>
</math:math>
</file>

<file path=Object 3/content.xml><?xml version="1.0" encoding="utf-8"?>
<!DOCTYPE math  PUBLIC '-//OpenOffice.org//DTD Modified W3C MathML 1.01//EN'  'math.dtd'>
<math:math xmlns:math="http://www.w3.org/1998/Math/MathML">
  <math:semantics>
    <math:mrow>
      <math:mi>S</math:mi>
      <math:mo math:stretchy="false">=</math:mo>
      <math:mrow>
        <math:mi>a</math:mi>
        <math:mo math:stretchy="false">+</math:mo>
        <math:mi>b</math:mi>
      </math:mrow>
    </math:mrow>
    <math:annotation math:encoding="StarMath 5.0">S=a+b</math:annotation>
  </math:semantics>
</math:math>
</file>

<file path=Object 30/content.xml><?xml version="1.0" encoding="utf-8"?>
<!DOCTYPE math  PUBLIC '-//OpenOffice.org//DTD Modified W3C MathML 1.01//EN'  'math.dtd'>
<math:math xmlns:math="http://www.w3.org/1998/Math/MathML">
  <math:semantics>
    <math:mrow>
      <math:mi>m</math:mi>
      <math:mo math:stretchy="false">=</math:mo>
      <math:mn>4.</math:mn>
    </math:mrow>
    <math:annotation math:encoding="StarMath 5.0">m={4.}</math:annotation>
  </math:semantics>
</math:math>
</file>

<file path=Object 31/content.xml><?xml version="1.0" encoding="utf-8"?>
<!DOCTYPE math  PUBLIC '-//OpenOffice.org//DTD Modified W3C MathML 1.01//EN'  'math.dtd'>
<math:math xmlns:math="http://www.w3.org/1998/Math/MathML">
  <math:semantics>
    <math:mrow>
      <math:mrow>
        <math:mo math:stretchy="false">(</math:mo>
        <math:mrow>
          <math:mi>a</math:mi>
          <math:mstyle math:fontstyle="normal">
            <math:mrow>
              <math:mi math:fontstyle="normal">;</math:mi>
            </math:mrow>
          </math:mstyle>
          <math:mi>b</math:mi>
        </math:mrow>
        <math:mo math:stretchy="false">)</math:mo>
      </math:mrow>
      <math:mo math:stretchy="false">=</math:mo>
      <math:mrow>
        <math:mo math:stretchy="false">(</math:mo>
        <math:mrow>
          <math:mn>2</math:mn>
          <math:mstyle math:fontstyle="normal">
            <math:mrow>
              <math:mi math:fontstyle="normal">;</math:mi>
            </math:mrow>
          </math:mstyle>
          <math:mn>8</math:mn>
        </math:mrow>
        <math:mo math:stretchy="false">)</math:mo>
      </math:mrow>
    </math:mrow>
    <math:annotation math:encoding="StarMath 5.0">(a nitalic; b)=({2} nitalic; {8})</math:annotation>
  </math:semantics>
</math:math>
</file>

<file path=Object 32/content.xml><?xml version="1.0" encoding="utf-8"?>
<!DOCTYPE math  PUBLIC '-//OpenOffice.org//DTD Modified W3C MathML 1.01//EN'  'math.dtd'>
<math:math xmlns:math="http://www.w3.org/1998/Math/MathML">
  <math:semantics>
    <math:mrow>
      <math:mi>m</math:mi>
      <math:mo math:stretchy="false">=</math:mo>
      <math:mn>3</math:mn>
    </math:mrow>
    <math:annotation math:encoding="StarMath 5.0">m={3}</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row>
          <math:mi>a</math:mi>
          <math:mstyle math:fontstyle="normal">
            <math:mrow>
              <math:mi math:fontstyle="normal">;</math:mi>
            </math:mrow>
          </math:mstyle>
          <math:mi>b</math:mi>
        </math:mrow>
        <math:mo math:stretchy="false">)</math:mo>
      </math:mrow>
      <math:mo math:stretchy="false">=</math:mo>
      <math:mrow>
        <math:mo math:stretchy="false">(</math:mo>
        <math:mrow>
          <math:mn>5</math:mn>
          <math:mstyle math:fontstyle="normal">
            <math:mrow>
              <math:mi math:fontstyle="normal">;</math:mi>
            </math:mrow>
          </math:mstyle>
          <math:mn>7</math:mn>
        </math:mrow>
        <math:mo math:stretchy="false">)</math:mo>
      </math:mrow>
    </math:mrow>
    <math:annotation math:encoding="StarMath 5.0">(a nitalic; b)=({5} nitalic; {7})</math:annotation>
  </math:semantics>
</math:math>
</file>

<file path=Object 34/content.xml><?xml version="1.0" encoding="utf-8"?>
<!DOCTYPE math  PUBLIC '-//OpenOffice.org//DTD Modified W3C MathML 1.01//EN'  'math.dtd'>
<math:math xmlns:math="http://www.w3.org/1998/Math/MathML">
  <math:semantics>
    <math:mrow>
      <math:mi>m</math:mi>
      <math:mrow>
        <math:mi>'</math:mi>
        <math:mo math:stretchy="false">=</math:mo>
        <math:mn>120</math:mn>
      </math:mrow>
    </math:mrow>
    <math:annotation math:encoding="StarMath 5.0">m'={120}</math:annotation>
  </math:semantics>
</math:math>
</file>

<file path=Object 35/content.xml><?xml version="1.0" encoding="utf-8"?>
<!DOCTYPE math  PUBLIC '-//OpenOffice.org//DTD Modified W3C MathML 1.01//EN'  'math.dtd'>
<math:math xmlns:math="http://www.w3.org/1998/Math/MathML">
  <math:semantics>
    <math:mi>m</math:mi>
    <math:annotation math:encoding="StarMath 5.0">m</math:annotation>
  </math:semantics>
</math:math>
</file>

<file path=Object 36/content.xml><?xml version="1.0" encoding="utf-8"?>
<!DOCTYPE math  PUBLIC '-//OpenOffice.org//DTD Modified W3C MathML 1.01//EN'  'math.dtd'>
<math:math xmlns:math="http://www.w3.org/1998/Math/MathML">
  <math:semantics>
    <math:mi>f</math:mi>
    <math:annotation math:encoding="StarMath 5.0">f</math:annotation>
  </math:semantics>
</math:math>
</file>

<file path=Object 37/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9/content.xml><?xml version="1.0" encoding="utf-8"?>
<!DOCTYPE math  PUBLIC '-//OpenOffice.org//DTD Modified W3C MathML 1.01//EN'  'math.dtd'>
<math:math xmlns:math="http://www.w3.org/1998/Math/MathML">
  <math:semantics>
    <math:mrow>
      <math:mi>m</math:mi>
      <math:mi>'</math:mi>
    </math:mrow>
    <math:annotation math:encoding="StarMath 5.0">m'</math:annotation>
  </math:semantics>
</math:math>
</file>

<file path=Object 4/content.xml><?xml version="1.0" encoding="utf-8"?>
<!DOCTYPE math  PUBLIC '-//OpenOffice.org//DTD Modified W3C MathML 1.01//EN'  'math.dtd'>
<math:math xmlns:math="http://www.w3.org/1998/Math/MathML">
  <math:semantics>
    <math:mrow>
      <math:mi>P</math:mi>
      <math:mo math:stretchy="false">=</math:mo>
      <math:mi math:fontstyle="italic">ab</math:mi>
    </math:mrow>
    <math:annotation math:encoding="StarMath 5.0">P=ab</math:annotation>
  </math:semantics>
</math:math>
</file>

<file path=Object 4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1/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5/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row>
            <math:msup>
              <math:mi>x</math:mi>
              <math:mn>2</math:mn>
            </math:msup>
            <math:mo math:stretchy="false">+</math:mo>
            <math:mi math:fontstyle="italic">Sx</math:mi>
          </math:mrow>
          <math:mo math:stretchy="false">+</math:mo>
          <math:mi>P</math:mi>
        </math:mrow>
      </math:mrow>
    </math:mrow>
    <math:annotation math:encoding="StarMath 5.0">f(x)=x^2+Sx+P</math:annotation>
  </math:semantics>
</math:math>
</file>

<file path=Object 6/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o math:stretchy="false">(</math:mo>
          <math:mrow>
            <math:mi>x</math:mi>
            <math:mo math:stretchy="false">+</math:mo>
            <math:mi>a</math:mi>
          </math:mrow>
          <math:mo math:stretchy="false">)</math:mo>
        </math:mrow>
      </math:mrow>
      <math:mrow>
        <math:mo math:stretchy="false">(</math:mo>
        <math:mrow>
          <math:mi>x</math:mi>
          <math:mo math:stretchy="false">+</math:mo>
          <math:mi>b</math:mi>
        </math:mrow>
        <math:mo math:stretchy="false">)</math:mo>
      </math:mrow>
    </math:mrow>
    <math:annotation math:encoding="StarMath 5.0">f(x)=(x+a)(x+b)</math:annotation>
  </math:semantics>
</math:math>
</file>

<file path=Object 7/content.xml><?xml version="1.0" encoding="utf-8"?>
<!DOCTYPE math  PUBLIC '-//OpenOffice.org//DTD Modified W3C MathML 1.01//EN'  'math.dtd'>
<math:math xmlns:math="http://www.w3.org/1998/Math/MathML">
  <math:semantics>
    <math:mrow>
      <math:mo math:stretchy="false">[</math:mo>
      <math:mn>0</math:mn>
      <math:mrow>
        <math:mstyle math:fontstyle="normal">
          <math:mrow>
            <math:mi math:fontstyle="normal">;</math:mi>
          </math:mrow>
        </math:mstyle>
        <math:mo math:stretchy="false">+</math:mo>
        <math:mo math:stretchy="false">∞</math:mo>
      </math:mrow>
      <math:mo math:stretchy="false">[</math:mo>
    </math:mrow>
    <math:annotation math:encoding="StarMath 5.0">\[{0} nitalic; +infinity\[</math:annotation>
  </math:semantics>
</math:math>
</file>

<file path=Object 8/content.xml><?xml version="1.0" encoding="utf-8"?>
<!DOCTYPE math  PUBLIC '-//OpenOffice.org//DTD Modified W3C MathML 1.01//EN'  'math.dtd'>
<math:math xmlns:math="http://www.w3.org/1998/Math/MathML">
  <math:semantics>
    <math:mi>a</math:mi>
    <math:annotation math:encoding="StarMath 5.0">a</math:annotation>
  </math:semantics>
</math:math>
</file>

<file path=Object 9/content.xml><?xml version="1.0" encoding="utf-8"?>
<!DOCTYPE math  PUBLIC '-//OpenOffice.org//DTD Modified W3C MathML 1.01//EN'  'math.dtd'>
<math:math xmlns:math="http://www.w3.org/1998/Math/MathML">
  <math:semantics>
    <math:mi>b</math:mi>
    <math:annotation math:encoding="StarMath 5.0">b</math:annotation>
  </math:semantics>
</math:math>
</file>